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3cm" fo:break-before="auto" style:use-optimal-row-height="false"/>
    </style:style>
    <style:style style:name="ro2" style:family="table-row">
      <style:table-row-properties style:row-height="7.999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s" table:style-name="ta1">
        <table:table-column table:style-name="co1" table:number-columns-repeated="87" table:default-cell-style-name="ce2"/>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Date</text:p>
          </table:table-cell>
          <table:table-cell table:style-name="ce1" office:value-type="string" calcext:value-type="string">
            <text:p>Date Added</text:p>
          </table:table-cell>
          <table:table-cell table:style-name="ce1" office:value-type="string" calcext:value-type="string">
            <text:p>Date Modified</text:p>
          </table:table-cell>
          <table:table-cell table:style-name="ce1" office:value-type="string" calcext:value-type="string">
            <text:p>Access Date</text:p>
          </table:table-cell>
          <table:table-cell table:style-name="ce1" office:value-type="string" calcext:value-type="string">
            <text:p>Pages</text:p>
          </table:table-cell>
          <table:table-cell table:style-name="ce1" office:value-type="string" calcext:value-type="string">
            <text:p>Num Pages</text:p>
          </table:table-cell>
          <table:table-cell table:style-name="ce1" office:value-type="string" calcext:value-type="string">
            <text:p>Issue</text:p>
          </table:table-cell>
          <table:table-cell table:style-name="ce1" office:value-type="string" calcext:value-type="string">
            <text:p>Volume</text:p>
          </table:table-cell>
          <table:table-cell table:style-name="ce1" office:value-type="string" calcext:value-type="string">
            <text:p>Number Of Volumes</text:p>
          </table:table-cell>
          <table:table-cell table:style-name="ce1" office:value-type="string" calcext:value-type="string">
            <text:p>Journal Abbreviation</text:p>
          </table:table-cell>
          <table:table-cell table:style-name="ce1" office:value-type="string" calcext:value-type="string">
            <text:p>Short Title</text:p>
          </table:table-cell>
          <table:table-cell table:style-name="ce1" office:value-type="string" calcext:value-type="string">
            <text:p>Series</text:p>
          </table:table-cell>
          <table:table-cell table:style-name="ce1" office:value-type="string" calcext:value-type="string">
            <text:p>Series Number</text:p>
          </table:table-cell>
          <table:table-cell table:style-name="ce1" office:value-type="string" calcext:value-type="string">
            <text:p>Series Text</text:p>
          </table:table-cell>
          <table:table-cell table:style-name="ce1" office:value-type="string" calcext:value-type="string">
            <text:p>Series Title</text:p>
          </table:table-cell>
          <table:table-cell table:style-name="ce1" office:value-type="string" calcext:value-type="string">
            <text:p>Publisher</text:p>
          </table:table-cell>
          <table:table-cell table:style-name="ce1" office:value-type="string" calcext:value-type="string">
            <text:p>Place</text:p>
          </table:table-cell>
          <table:table-cell table:style-name="ce1" office:value-type="string" calcext:value-type="string">
            <text:p>Language</text:p>
          </table:table-cell>
          <table:table-cell table:style-name="ce1" office:value-type="string" calcext:value-type="string">
            <text:p>Rights</text:p>
          </table:table-cell>
          <table:table-cell table:style-name="ce1" office:value-type="string" calcext:value-type="string">
            <text:p>Type</text:p>
          </table:table-cell>
          <table:table-cell table:style-name="ce1" office:value-type="string" calcext:value-type="string">
            <text:p>Archive</text:p>
          </table:table-cell>
          <table:table-cell table:style-name="ce1" office:value-type="string" calcext:value-type="string">
            <text:p>Archive Location</text:p>
          </table:table-cell>
          <table:table-cell table:style-name="ce1" office:value-type="string" calcext:value-type="string">
            <text:p>Library Catalog</text:p>
          </table:table-cell>
          <table:table-cell table:style-name="ce1" office:value-type="string" calcext:value-type="string">
            <text:p>Call Number</text:p>
          </table:table-cell>
          <table:table-cell table:style-name="ce1" office:value-type="string" calcext:value-type="string">
            <text:p>Extra</text:p>
          </table:table-cell>
          <table:table-cell table:style-name="ce1" office:value-type="string" calcext:value-type="string">
            <text:p>Notes</text:p>
          </table:table-cell>
          <table:table-cell table:style-name="ce1" office:value-type="string" calcext:value-type="string">
            <text:p>File Attachments</text:p>
          </table:table-cell>
          <table:table-cell table:style-name="ce1" office:value-type="string" calcext:value-type="string">
            <text:p>Link Attachments</text:p>
          </table:table-cell>
          <table:table-cell table:style-name="ce1" office:value-type="string" calcext:value-type="string">
            <text:p>Manual Tags</text:p>
          </table:table-cell>
          <table:table-cell table:style-name="ce1" office:value-type="string" calcext:value-type="string">
            <text:p>Automatic Tags</text:p>
          </table:table-cell>
          <table:table-cell table:style-name="ce1" office:value-type="string" calcext:value-type="string">
            <text:p>Editor</text:p>
          </table:table-cell>
          <table:table-cell table:style-name="ce1" office:value-type="string" calcext:value-type="string">
            <text:p>Series Editor</text:p>
          </table:table-cell>
          <table:table-cell table:style-name="ce1" office:value-type="string" calcext:value-type="string">
            <text:p>Translator</text:p>
          </table:table-cell>
          <table:table-cell table:style-name="ce1" office:value-type="string" calcext:value-type="string">
            <text:p>Contributor</text:p>
          </table:table-cell>
          <table:table-cell table:style-name="ce1" office:value-type="string" calcext:value-type="string">
            <text:p>Attorney Agent</text:p>
          </table:table-cell>
          <table:table-cell table:style-name="ce1" office:value-type="string" calcext:value-type="string">
            <text:p>Book Author</text:p>
          </table:table-cell>
          <table:table-cell table:style-name="ce1" office:value-type="string" calcext:value-type="string">
            <text:p>Cast Member</text:p>
          </table:table-cell>
          <table:table-cell table:style-name="ce1" office:value-type="string" calcext:value-type="string">
            <text:p>Commenter</text:p>
          </table:table-cell>
          <table:table-cell table:style-name="ce1" office:value-type="string" calcext:value-type="string">
            <text:p>Composer</text:p>
          </table:table-cell>
          <table:table-cell table:style-name="ce1" office:value-type="string" calcext:value-type="string">
            <text:p>Cosponsor</text:p>
          </table:table-cell>
          <table:table-cell table:style-name="ce1" office:value-type="string" calcext:value-type="string">
            <text:p>Counsel</text:p>
          </table:table-cell>
          <table:table-cell table:style-name="ce1" office:value-type="string" calcext:value-type="string">
            <text:p>Interviewer</text:p>
          </table:table-cell>
          <table:table-cell table:style-name="ce1" office:value-type="string" calcext:value-type="string">
            <text:p>Producer</text:p>
          </table:table-cell>
          <table:table-cell table:style-name="ce1" office:value-type="string" calcext:value-type="string">
            <text:p>Recipient</text:p>
          </table:table-cell>
          <table:table-cell table:style-name="ce1" office:value-type="string" calcext:value-type="string">
            <text:p>Reviewed Author</text:p>
          </table:table-cell>
          <table:table-cell table:style-name="ce1" office:value-type="string" calcext:value-type="string">
            <text:p>Scriptwriter</text:p>
          </table:table-cell>
          <table:table-cell table:style-name="ce1" office:value-type="string" calcext:value-type="string">
            <text:p>Words By</text:p>
          </table:table-cell>
          <table:table-cell table:style-name="ce1" office:value-type="string" calcext:value-type="string">
            <text:p>Guest</text:p>
          </table:table-cell>
          <table:table-cell table:style-name="ce1" office:value-type="string" calcext:value-type="string">
            <text:p>Number</text:p>
          </table:table-cell>
          <table:table-cell table:style-name="ce1" office:value-type="string" calcext:value-type="string">
            <text:p>Edition</text:p>
          </table:table-cell>
          <table:table-cell table:style-name="ce1" office:value-type="string" calcext:value-type="string">
            <text:p>Running Time</text:p>
          </table:table-cell>
          <table:table-cell table:style-name="ce1" office:value-type="string" calcext:value-type="string">
            <text:p>Scale</text:p>
          </table:table-cell>
          <table:table-cell table:style-name="ce1" office:value-type="string" calcext:value-type="string">
            <text:p>Medium</text:p>
          </table:table-cell>
          <table:table-cell table:style-name="ce1" office:value-type="string" calcext:value-type="string">
            <text:p>Artwork Size</text:p>
          </table:table-cell>
          <table:table-cell table:style-name="ce1" office:value-type="string" calcext:value-type="string">
            <text:p>Filing Date</text:p>
          </table:table-cell>
          <table:table-cell table:style-name="ce1" office:value-type="string" calcext:value-type="string">
            <text:p>Application Number</text:p>
          </table:table-cell>
          <table:table-cell table:style-name="ce1" office:value-type="string" calcext:value-type="string">
            <text:p>Assignee</text:p>
          </table:table-cell>
          <table:table-cell table:style-name="ce1" office:value-type="string" calcext:value-type="string">
            <text:p>Issuing Authority</text:p>
          </table:table-cell>
          <table:table-cell table:style-name="ce1" office:value-type="string" calcext:value-type="string">
            <text:p>Country</text:p>
          </table:table-cell>
          <table:table-cell table:style-name="ce1" office:value-type="string" calcext:value-type="string">
            <text:p>Meeting Name</text:p>
          </table:table-cell>
          <table:table-cell table:style-name="ce1" office:value-type="string" calcext:value-type="string">
            <text:p>Conference Name</text:p>
          </table:table-cell>
          <table:table-cell table:style-name="ce1" office:value-type="string" calcext:value-type="string">
            <text:p>Court</text:p>
          </table:table-cell>
          <table:table-cell table:style-name="ce1" office:value-type="string" calcext:value-type="string">
            <text:p>References</text:p>
          </table:table-cell>
          <table:table-cell table:style-name="ce1" office:value-type="string" calcext:value-type="string">
            <text:p>Reporter</text:p>
          </table:table-cell>
          <table:table-cell table:style-name="ce1" office:value-type="string" calcext:value-type="string">
            <text:p>Legal Status</text:p>
          </table:table-cell>
          <table:table-cell table:style-name="ce1" office:value-type="string" calcext:value-type="string">
            <text:p>Priority Numbers</text:p>
          </table:table-cell>
          <table:table-cell table:style-name="ce1" office:value-type="string" calcext:value-type="string">
            <text:p>Programming Language</text:p>
          </table:table-cell>
          <table:table-cell table:style-name="ce1" office:value-type="string" calcext:value-type="string">
            <text:p>Version</text:p>
          </table:table-cell>
          <table:table-cell table:style-name="ce1" office:value-type="string" calcext:value-type="string">
            <text:p>System</text:p>
          </table:table-cell>
          <table:table-cell table:style-name="ce1" office:value-type="string" calcext:value-type="string">
            <text:p>Code</text:p>
          </table:table-cell>
          <table:table-cell table:style-name="ce1" office:value-type="string" calcext:value-type="string">
            <text:p>Code Number</text:p>
          </table:table-cell>
          <table:table-cell table:style-name="ce1" office:value-type="string" calcext:value-type="string">
            <text:p>Section</text:p>
          </table:table-cell>
          <table:table-cell table:style-name="ce1" office:value-type="string" calcext:value-type="string">
            <text:p>Session</text:p>
          </table:table-cell>
          <table:table-cell table:style-name="ce1" office:value-type="string" calcext:value-type="string">
            <text:p>Committee</text:p>
          </table:table-cell>
          <table:table-cell table:style-name="ce1" office:value-type="string" calcext:value-type="string">
            <text:p>History</text:p>
          </table:table-cell>
          <table:table-cell table:style-name="ce1" office:value-type="string" calcext:value-type="string">
            <text:p>Legislative Body</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ndrés Bello</text:p>
          </table:table-cell>
          <table:table-cell office:value-type="string" calcext:value-type="string">
            <text:p>Obras Completas VI, Opúsculos literarios y críticos</text:p>
          </table:table-cell>
          <table:table-cell table:number-columns-repeated="4" office:value-type="string" calcext:value-type="string">
            <text:p> </text:p>
          </table:table-cell>
          <table:table-cell office:value-type="string" calcext:value-type="string">
            <text:p>https://ia601509.us.archive.org/35/items/obras-completas-de-don-andres-bello/Obras%20completas%20VI%20de%20don%20Andr%C3%A9s%20Bello.pdf</text:p>
          </table:table-cell>
          <table:table-cell table:number-columns-repeated="17" office:value-type="string" calcext:value-type="string">
            <text:p> </text:p>
          </table:table-cell>
          <table:table-cell office:value-type="string" calcext:value-type="string">
            <text:p>Santiago de Chile</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European Libraries</text:p>
          </table:table-cell>
          <table:table-cell office:value-type="string" calcext:value-type="string">
            <text:p>https://archive.org/details/europeanlibraries</text:p>
          </table:table-cell>
          <table:table-cell office:value-type="string" calcext:value-type="string">
            <text:p>http://www.worldcat.org/oclc/488513072</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l abate Masdeu es uno de aquellos críticos que, poseídos do un patriotismo fanático, pierden los estribos desde que encuentran un hecho, un documento, en que se imaginan vulnerado el honor de su nación, de su provincia, de su ciudad predilecta. En varias partes de la Historia Crítica, se deja entrever un escritor apasionado, cuyo buen juicio está a la merced de ridículas antipatías. Masdeu era natural de Barcelona, i la Gesta Roderici refiere que un conde de Barcelona fue dos veces vencido, i lo que es peor, generosamente restituido a la libertad por el Cid. Hinc illoe lacrimoe. Era menester, en castigo de tamaña osadía, tiznar con una nota de infamia aquella pretendida historia, i tratar con inexorable rigor al personaje historiado, desterrándole al país de las novelas i romances.&lt;/p&gt;</text:p>
          </table:table-cell>
          <table:table-cell office:value-type="string" calcext:value-type="string">
            <text:p>../assets/img/Obras_completas_VI_Andrés Bello.jpg</text:p>
          </table:table-cell>
          <table:table-cell table:number-columns-repeated="20" office:value-type="string" calcext:value-type="string">
            <text:p> </text:p>
          </table:table-cell>
          <table:table-cell office:value-type="float" office:value="1883" calcext:value-type="float">
            <text:p>1883</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rístides Rojas</text:p>
          </table:table-cell>
          <table:table-cell office:value-type="string" calcext:value-type="string">
            <text:p>Crónicas de Caracas</text:p>
          </table:table-cell>
          <table:table-cell table:number-columns-repeated="4" office:value-type="string" calcext:value-type="string">
            <text:p> </text:p>
          </table:table-cell>
          <table:table-cell office:value-type="string" calcext:value-type="string">
            <text:p>https://ia601507.us.archive.org/7/items/cronicas_de_caracas_aristides_rojas/cronicas_de_caracas_aristides_rojas.pdf</text:p>
          </table:table-cell>
          <table:table-cell table:number-columns-repeated="17" office:value-type="string" calcext:value-type="string">
            <text:p> </text:p>
          </table:table-cell>
          <table:table-cell office:value-type="string" calcext:value-type="string">
            <text:p>Buenos Aire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office:value-type="string" calcext:value-type="string">
            <text:p>http://www.worldcat.org/oclc/948412987</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aen los imperios y derrúmbanse las sociedades, de la misma manera que se desprenden las hojas de los árboles. Todo nace y muere, todo pasa y nada es estable, porque tal es el destino, al cual sometió la Providencia las cosas sublunares.¿Dónde están los patronos y abogados de Caracas?&lt;/p&gt;</text:p>
          </table:table-cell>
          <table:table-cell office:value-type="string" calcext:value-type="string">
            <text:p>../assets/img/cronica_caracas_aristides_Morel.jpg</text:p>
          </table:table-cell>
          <table:table-cell table:number-columns-repeated="20" office:value-type="string" calcext:value-type="string">
            <text:p> </text:p>
          </table:table-cell>
          <table:table-cell office:value-type="float" office:value="1946" calcext:value-type="float">
            <text:p>1946</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84" calcext:value-type="float">
            <text:p>1884</text:p>
          </table:table-cell>
          <table:table-cell office:value-type="string" calcext:value-type="string">
            <text:p>Telmo A. Romero</text:p>
          </table:table-cell>
          <table:table-cell office:value-type="string" calcext:value-type="string">
            <text:p>El bien general</text:p>
          </table:table-cell>
          <table:table-cell table:number-columns-repeated="4" office:value-type="string" calcext:value-type="string">
            <text:p> </text:p>
          </table:table-cell>
          <table:table-cell office:value-type="string" calcext:value-type="string">
            <text:p>https://ia601404.us.archive.org/23/items/telmo_romero-el_bien_general/telmo_romero-el_bien_general.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 ¡La sífilis! exclamé yo, sin poder ocultar mi curiosidad. ¿Tú curas la sífilis ? más luego volviendo sobre mí, le pregunté ¿y no podrás tú indicarme los medios que empleas para conseguir esas curaciones que, según tú, haces y has hecho siempre entre los tuyos?— Oh, no, exclamó, si yo te enseñara esos métodos, irías bien pronto a publicarlos por toda la comarca, y luego mis descubrimientos serían conocidos de todas estas tribus, lo que, como tú comprenderás, no me conviene por ningún respecto.&lt;/p&gt;</text:p>
          </table:table-cell>
          <table:table-cell office:value-type="string" calcext:value-type="string">
            <text:p>../assets/img/el_bien_general-Telmo_Romero-MOREL.jpg</text:p>
          </table:table-cell>
          <table:table-cell table:number-columns-repeated="20" office:value-type="string" calcext:value-type="string">
            <text:p> </text:p>
          </table:table-cell>
          <table:table-cell office:value-type="float" office:value="1884" calcext:value-type="float">
            <text:p>1884</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Simón Rodríguez</text:p>
          </table:table-cell>
          <table:table-cell office:value-type="string" calcext:value-type="string">
            <text:p>Bolívar contra Bolívar</text:p>
          </table:table-cell>
          <table:table-cell table:number-columns-repeated="4" office:value-type="string" calcext:value-type="string">
            <text:p> </text:p>
          </table:table-cell>
          <table:table-cell office:value-type="string" calcext:value-type="string">
            <text:p>https://ia601408.us.archive.org/32/items/bolivar-contra-bolivar/Bolivar_Contra_Bolivar.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El que conozca las Colonias Españolas, no cesará de admirar a Bolívar, y nunca lo admirará bastante. Bolívar no se ha apropiado la parte, que han tenido en su gloria, muchos de sus Compañeros: él ha sido el primero que les ha hecho justicia a la faz del mundo – que ha premiado, y que ha recomendado sus servicios – En Europa pelean soldados contra soldados, y los Generales, fuera del campo de batalla, van en coche: en América, el ejército ha combatido contra los elementos y contra los imposibles – abrazándose en las llanuras y helándose en las montañas… ¡sin caminos, sin puentes, y, las más de veces, sin caballos!…&lt;/p&gt;</text:p>
          </table:table-cell>
          <table:table-cell office:value-type="string" calcext:value-type="string">
            <text:p>../assets/img/Bolivar_Contra_Bolivar_Morel.jpg</text:p>
          </table:table-cell>
          <table:table-cell table:number-columns-repeated="20" office:value-type="string" calcext:value-type="string">
            <text:p> </text:p>
          </table:table-cell>
          <table:table-cell office:value-type="float" office:value="2019" calcext:value-type="float">
            <text:p>20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18" calcext:value-type="float">
            <text:p>1918</text:p>
          </table:table-cell>
          <table:table-cell office:value-type="string" calcext:value-type="string">
            <text:p>Rafael Bolívar Coronado;Rufino Blanco Fombona</text:p>
          </table:table-cell>
          <table:table-cell office:value-type="string" calcext:value-type="string">
            <text:p>Los caciques heroicos</text:p>
          </table:table-cell>
          <table:table-cell table:number-columns-repeated="4" office:value-type="string" calcext:value-type="string">
            <text:p> </text:p>
          </table:table-cell>
          <table:table-cell office:value-type="string" calcext:value-type="string">
            <text:p>https://ia601405.us.archive.org/35/items/los_caciques_heroicos/los_caciques_heroicos.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En este [forjado] texto francés hay muchas cosas que merecen la mayor alabanza: mayor­mente la gran sutileza del historiador y su mucha malicia y discreción al ahondar en la vida del Cacique, que fué nuestro opo­sitor aguerrido, impetuoso, potente, en las ínsulas del Mar del Norte y gran par­te del enjambre de islas que pueblan aquellas verdes y agitadas aguas.Y sube de punto lo laborioso de estas diligencias si se tiene en cuenta que en el personaje historiado no contó con docu­mentos, ni con muestras subterráneas ni con monumentos, sino que sólo se facili­taban las tradiciones, los consejos, los re­cuerdos y grandes hechos, transmitidos de generación en generación.&lt;/p&gt;</text:p>
          </table:table-cell>
          <table:table-cell office:value-type="string" calcext:value-type="string">
            <text:p>../assets/img/Los_caciques_heroicos-Bolivar_Coronado-MOREL.jpg</text:p>
          </table:table-cell>
          <table:table-cell table:number-columns-repeated="20" office:value-type="string" calcext:value-type="string">
            <text:p> </text:p>
          </table:table-cell>
          <table:table-cell office:value-type="float" office:value="1918" calcext:value-type="float">
            <text:p>191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51" calcext:value-type="float">
            <text:p>1951</text:p>
          </table:table-cell>
          <table:table-cell office:value-type="string" calcext:value-type="string">
            <text:p>Teresa de la Parra</text:p>
          </table:table-cell>
          <table:table-cell office:value-type="string" calcext:value-type="string">
            <text:p>Cartas</text:p>
          </table:table-cell>
          <table:table-cell table:number-columns-repeated="4" office:value-type="string" calcext:value-type="string">
            <text:p> </text:p>
          </table:table-cell>
          <table:table-cell office:value-type="string" calcext:value-type="string">
            <text:p>https://ia601403.us.archive.org/30/items/cartas_de_teresa_de_la_parra_202006/cartas_de_teresa_de_la_parra.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Cada día me deprime más ese medio de me­diocres de relumbrón que se hacen dar banquetes y nombrar por críticos benevolentes para hacer efecto allá, al otro lado del mar, a personas que en el fondo valen más que ellos y a quienes desorien­tan y envenenan con el espejismo de la notorie­dad. Entre los muchos bienes que debo a mi viaje por Colombia hay uno que aprecio sobre todos: el de no haber sentido un momento halagado el amor propio por los homenajes, sino una especie de rubor muy hondo ante la idea de que me so­brepasaban. Esa reacción de humildad espontánea me ha hecho un bien inmenso, porque me ha des­pertado el deseo de merecer en realidad, a la ma­nera de los místicos, y de los obreros de las cate­drales de la Edad Media que esculpían una piedra y la colocaban en un lugar obscuro sin grabar su nombre.&lt;/p&gt;</text:p>
          </table:table-cell>
          <table:table-cell office:value-type="string" calcext:value-type="string">
            <text:p>../assets/img/cartas-teresa_de_la_parra-MOREL.jpg</text:p>
          </table:table-cell>
          <table:table-cell table:number-columns-repeated="20" office:value-type="string" calcext:value-type="string">
            <text:p> </text:p>
          </table:table-cell>
          <table:table-cell office:value-type="float" office:value="1951" calcext:value-type="float">
            <text:p>195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Rufino Blanco Fombona</text:p>
          </table:table-cell>
          <table:table-cell office:value-type="string" calcext:value-type="string">
            <text:p>Cuentos de poeta</text:p>
          </table:table-cell>
          <table:table-cell table:number-columns-repeated="4" office:value-type="string" calcext:value-type="string">
            <text:p> </text:p>
          </table:table-cell>
          <table:table-cell office:value-type="string" calcext:value-type="string">
            <text:p>https://ia601503.us.archive.org/14/items/blanco-fombona-cuentos/blanco-fombona-cuentos.pdf</text:p>
          </table:table-cell>
          <table:table-cell table:number-columns-repeated="17" office:value-type="string" calcext:value-type="string">
            <text:p> </text:p>
          </table:table-cell>
          <table:table-cell office:value-type="string" calcext:value-type="string">
            <text:p>Maracaibo</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Proyecto Gutenberg</text:p>
          </table:table-cell>
          <table:table-cell office:value-type="string" calcext:value-type="string">
            <text:p>https://www.gutenberg.org</text:p>
          </table:table-cell>
          <table:table-cell office:value-type="string" calcext:value-type="string">
            <text:p>http://www.worldcat.org/oclc/633682205</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lla, la enamorada, lo engañó; lo engañó con un músico, artista extranjero, bohemio errante. La hija del montón, nostálgica de aventuras; la gitana, acaso la artista, se despertó en Carmen, y ya no hubo para la bella alondra fascinada, sino el soñar con placenteras noches azules, en lejanos países, entre un coro de admiradores deslumbrados por su belleza, ebrios de champaña y de amor.El, al principio, tuvo tentaciones de pegarle. Pero no podía ser. Reaccionó. Carmen, hija del lodo, en el lodo se despeñaba. Víctima, sin saberlo, de una dolorosa herencia de infamia; renuevo anónimo, espuma de la hez, era una flor de la hampa, pálido nelumbo abierto en el légamo.&lt;/p&gt;</text:p>
          </table:table-cell>
          <table:table-cell office:value-type="string" calcext:value-type="string">
            <text:p>../assets/img/cuentos_blanco_fombona_Morel.jpg</text:p>
          </table:table-cell>
          <table:table-cell table:number-columns-repeated="20" office:value-type="string" calcext:value-type="string">
            <text:p> </text:p>
          </table:table-cell>
          <table:table-cell office:value-type="float" office:value="1900" calcext:value-type="float">
            <text:p>1900</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José Rafael Pocaterra</text:p>
          </table:table-cell>
          <table:table-cell office:value-type="string" calcext:value-type="string">
            <text:p>El doctor Bebé</text:p>
          </table:table-cell>
          <table:table-cell table:number-columns-repeated="4" office:value-type="string" calcext:value-type="string">
            <text:p> </text:p>
          </table:table-cell>
          <table:table-cell office:value-type="string" calcext:value-type="string">
            <text:p>https://ia601408.us.archive.org/28/items/el-doctor-bebe-novela_202010/El%20doctor%20Beb%C3%A9%20%28novela%29.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anadian Libraries</text:p>
          </table:table-cell>
          <table:table-cell office:value-type="string" calcext:value-type="string">
            <text:p>https://archive.org/details/toronto</text:p>
          </table:table-cell>
          <table:table-cell office:value-type="string" calcext:value-type="string">
            <text:p>http://www.worldcat.org/oclc/253263282</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La señora Montesillo supo que algunas veces salían en las vistas cosas indecentes: una mujer bañándose, dos enamorados sin miramientos… Advirtióles desde su severidad que si no eran malas las vistas, podían ir. Para ella la moral era lo primero; sus hijas así lo comprendían y podían dar fe de lo cuidadosamente que tapaba algunos desnudos en los cromos, expurgaba los periódicos antes de que los leyeran y no permitía libros de cierta índole en su casa. Algunos eclesiásticos, entre ellos el padre Benítez, tenían gran influencia en la familia. ¡Como Cruz era tan descuidado!&lt;/p&gt;</text:p>
          </table:table-cell>
          <table:table-cell office:value-type="string" calcext:value-type="string">
            <text:p>../assets/img/pocaterra_bebe_Morel.jpg</text:p>
          </table:table-cell>
          <table:table-cell table:number-columns-repeated="20" office:value-type="string" calcext:value-type="string">
            <text:p> </text:p>
          </table:table-cell>
          <table:table-cell office:value-type="float" office:value="1918" calcext:value-type="float">
            <text:p>191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Simón Bolivar</text:p>
          </table:table-cell>
          <table:table-cell office:value-type="string" calcext:value-type="string">
            <text:p>Doctrina del Libertador</text:p>
          </table:table-cell>
          <table:table-cell table:number-columns-repeated="4" office:value-type="string" calcext:value-type="string">
            <text:p> </text:p>
          </table:table-cell>
          <table:table-cell office:value-type="string" calcext:value-type="string">
            <text:p>https://ia601400.us.archive.org/1/items/doctrina-del-libertador-simon-bolivar/Doctrina_del_Libertador_Simon_Bolivar.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office:value-type="string" calcext:value-type="string">
            <text:p>http://www.worldcat.org/oclc/834914737</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Al describir el caos que nos envuelve, casi me ha parecido superfluo hablaros de nuestras relaciones con los demás pueblos de la tierra. Ellas prosperaron a medida que se exaltaba nuestra gloria militar y la prudencia de nuestros conciudadanos(..). El progreso de las relaciones exteriores ha dependido siempre de la sabiduría del Gobierno y de la concordia del pueblo. Ninguna nación se hizo nunca estimar, sino por la práctica de estas ventajas: ninguna se hizo respetable sin la unión que la fortifica. Y discorde Colombia, menospreciando sus leyes, arruinando su crédito, ¿qué alicientes podrá ella ofrecer a sus amigos? ¿Qué garantes para conservar siquiera a las que tiene? Retrogradando, en vez de avanzar, en la carrera civil, no inspira sino esquivez.&lt;/p&gt;</text:p>
          </table:table-cell>
          <table:table-cell office:value-type="string" calcext:value-type="string">
            <text:p>../assets/img/libertador_doctrina.jpg</text:p>
          </table:table-cell>
          <table:table-cell table:number-columns-repeated="20" office:value-type="string" calcext:value-type="string">
            <text:p> </text:p>
          </table:table-cell>
          <table:table-cell office:value-type="float" office:value="1979" calcext:value-type="float">
            <text:p>197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Rufino Blanco Fombona</text:p>
          </table:table-cell>
          <table:table-cell office:value-type="string" calcext:value-type="string">
            <text:p>Ensayos históricos</text:p>
          </table:table-cell>
          <table:table-cell table:number-columns-repeated="4" office:value-type="string" calcext:value-type="string">
            <text:p> </text:p>
          </table:table-cell>
          <table:table-cell office:value-type="string" calcext:value-type="string">
            <text:p>https://ia601505.us.archive.org/3/items/ensayos-historicos-rufino-blanco-fombona/Ensayos_historicos_Rufino_Blanco_Fombona.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office:value-type="string" calcext:value-type="string">
            <text:p>http://www.worldcat.org/oclc/1043994394</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Por creer a la América una inmensa factoría y gobernarla como tal, perdió España sus colonias americanas entre 1810 y 1824. En el capítulo de cargos que los insurgentes hacían, corre ese como principal. Por creer a América una inmensa factoría, no supo España verla crecer —ni aprovechó aquellas fuerzas propicias— durante el siglo xix. Por creer a la América una inmensa factoría, desoyó España los prudentes consejos de Pi y Margall, respecto a Cuba. Por creer a América una inmensa factoría, ocurrieron la guerra con los Estados Unidos y los desastres y sonrojos subsiguientes.&lt;/p&gt;&lt;p&gt;La experiencia nada enseña, según advertimos. Hoy, en pleno siglo xx, un Sr. Job, cuyo talento agrava su actitud, opina también que América es una inmensa factoría.&lt;/p&gt;</text:p>
          </table:table-cell>
          <table:table-cell office:value-type="string" calcext:value-type="string">
            <text:p>../assets/img/Ensayos_historicos_Blanco_Fombona.jpg</text:p>
          </table:table-cell>
          <table:table-cell table:number-columns-repeated="20" office:value-type="string" calcext:value-type="string">
            <text:p> </text:p>
          </table:table-cell>
          <table:table-cell office:value-type="float" office:value="1981" calcext:value-type="float">
            <text:p>19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Tulio Febres Cordero</text:p>
          </table:table-cell>
          <table:table-cell office:value-type="string" calcext:value-type="string">
            <text:p>Cuentos</text:p>
          </table:table-cell>
          <table:table-cell table:number-columns-repeated="4" office:value-type="string" calcext:value-type="string">
            <text:p> </text:p>
          </table:table-cell>
          <table:table-cell office:value-type="string" calcext:value-type="string">
            <text:p>https://ia601508.us.archive.org/20/items/tulio-febres-cordero-cuentos/Tulio-Febres-Cordero-Cuentos.pdf</text:p>
          </table:table-cell>
          <table:table-cell table:number-columns-repeated="17" office:value-type="string" calcext:value-type="string">
            <text:p> </text:p>
          </table:table-cell>
          <table:table-cell office:value-type="string" calcext:value-type="string">
            <text:p>Mérida, Venezuela</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office:value-type="string" calcext:value-type="string">
            <text:p>http://www.worldcat.org/oclc/760610050</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l campo tiene el mágico poder de inspirar bellos pensamientos. Leer esto e imaginarme haber hallado la clave de un idilio, pensaba yo, ha estado alguna pareja de amantes con las manos juntas y los corazones mucho más, jurándose amor eterno a la puesta del sol, hora en que se tiñen de rosa los collados y cantan las aves, ya ocultas entre el follaje, su melancólica despedida. Pero ¿quienes eran ellos?…&lt;/p&gt;</text:p>
          </table:table-cell>
          <table:table-cell office:value-type="string" calcext:value-type="string">
            <text:p>../assets/img/cuentos_febres_cordero_Morel.jpg</text:p>
          </table:table-cell>
          <table:table-cell table:number-columns-repeated="20" office:value-type="string" calcext:value-type="string">
            <text:p> </text:p>
          </table:table-cell>
          <table:table-cell office:value-type="float" office:value="1994" calcext:value-type="float">
            <text:p>1994</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Fermín Toro</text:p>
          </table:table-cell>
          <table:table-cell office:value-type="string" calcext:value-type="string">
            <text:p>Los mártires</text:p>
          </table:table-cell>
          <table:table-cell table:number-columns-repeated="4" office:value-type="string" calcext:value-type="string">
            <text:p> </text:p>
          </table:table-cell>
          <table:table-cell office:value-type="string" calcext:value-type="string">
            <text:p>https://ia601407.us.archive.org/23/items/los-martires.-fermin-toro/Los%20martires.%20Ferm%C3%ADn%20Tor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Fundación Editorial El perro y la rana</text:p>
          </table:table-cell>
          <table:table-cell office:value-type="string" calcext:value-type="string">
            <text:p>http://www.elperroylarana.gob.ve</text:p>
          </table:table-cell>
          <table:table-cell office:value-type="string" calcext:value-type="string">
            <text:p>http://www.worldcat.org/oclc/419587801</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Adiós” me dijo Eduardo con una voz y una mirada que me hicieron temer nuevas desgracias. “Eduardo”, le dije con tono severo: “no saldrás sin mí; mira si quieres que haya otra víctima y este anciano te seguirá”. Al oír mis palabras, volvió a caer sobre la silla dando un gemido que me tras-pasó el corazón. ¡Cuán larga noche! ¡qué eternidad! Las horas se hacían siglos para nuestro sufrimiento y nuestra mortal impaciencia duplicaba las horas y aumentaba el tormento…&lt;/p&gt;</text:p>
          </table:table-cell>
          <table:table-cell office:value-type="string" calcext:value-type="string">
            <text:p>../assets/img/fermin_toro_martires_Morel.jpg</text:p>
          </table:table-cell>
          <table:table-cell table:number-columns-repeated="20" office:value-type="string" calcext:value-type="string">
            <text:p> </text:p>
          </table:table-cell>
          <table:table-cell office:value-type="float" office:value="2017" calcext:value-type="float">
            <text:p>2017</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Daniel F. O’Leary</text:p>
          </table:table-cell>
          <table:table-cell office:value-type="string" calcext:value-type="string">
            <text:p>Gran Colombia y España (1819-1822)</text:p>
          </table:table-cell>
          <table:table-cell table:number-columns-repeated="4" office:value-type="string" calcext:value-type="string">
            <text:p> </text:p>
          </table:table-cell>
          <table:table-cell office:value-type="string" calcext:value-type="string">
            <text:p>https://ia601409.us.archive.org/5/items/daniel-o-leary-gran-colombia-y-espana-1819-1822/Daniel_O%27Leary-gran-colombia_y_espana_1819_1822.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ervantes Virtual</text:p>
          </table:table-cell>
          <table:table-cell office:value-type="string" calcext:value-type="string">
            <text:p>http://www.cervantesvirtual.com/</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A sus íntimos amigos decía: el plan en sí mismo es grande y magnífico; pero además de su utilidad deseo verlo realizado, porque nos da la oportunidad de remediar en parte la injusticia que se ha hecho a un grande hombre, á quien de ese modo erigiremos un monumento que justifique nuestra gratitud. Llamando á nuestra república Colombia y denominando su capital Las Casas, probaremos al mundo que no sólo tenemos derecho a ser libres, sino á ser considerados bastantemente justos para saber honrar á los amigos y á los bienhechores de la humanidad; Colón y Las Casas pertenecen a la América. Honrémonos perpetuando sus glorias.&lt;/p&gt;</text:p>
          </table:table-cell>
          <table:table-cell office:value-type="string" calcext:value-type="string">
            <text:p>../assets/img/Daniel_O’Leary-gran-colombia_y_espana_1819_1822.jpg</text:p>
          </table:table-cell>
          <table:table-cell table:number-columns-repeated="20" office:value-type="string" calcext:value-type="string">
            <text:p> </text:p>
          </table:table-cell>
          <table:table-cell office:value-type="float" office:value="1919" calcext:value-type="float">
            <text:p>19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Rufino Blanco Fombona</text:p>
          </table:table-cell>
          <table:table-cell office:value-type="string" calcext:value-type="string">
            <text:p>Grandes escritores de América</text:p>
          </table:table-cell>
          <table:table-cell table:number-columns-repeated="4" office:value-type="string" calcext:value-type="string">
            <text:p> </text:p>
          </table:table-cell>
          <table:table-cell office:value-type="string" calcext:value-type="string">
            <text:p>https://ia803405.us.archive.org/4/items/grandes-escritores-de-america/Grandes%20escritores%20de%20America.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American Libraries</text:p>
          </table:table-cell>
          <table:table-cell office:value-type="string" calcext:value-type="string">
            <text:p>https://archive.org/details/americana</text:p>
          </table:table-cell>
          <table:table-cell office:value-type="string" calcext:value-type="string">
            <text:p>http://www.worldcat.org/oclc/567949813</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La Moral, es decir, la armonía, el orden del ser consciente, está dentro de la Naturaleza y obedece á leyes naturales como la armonía del cosmos, de la que es correlativa.&lt;/p&gt;&lt;p&gt;El cumplimiento del deber le parece al moralista americano una nota estética, y por ello grata en sí y de delicioso cumplimiento. Considera el deber como una deducción espontánea de cuantas relaciones no ligan con el mundo externo, con el mundo inmterno y con el mundo social.&lt;/p&gt;</text:p>
          </table:table-cell>
          <table:table-cell office:value-type="string" calcext:value-type="string">
            <text:p>../assets/img/grandes_escritores_rufino_blanco_fombona_Morel.jpg</text:p>
          </table:table-cell>
          <table:table-cell table:number-columns-repeated="20" office:value-type="string" calcext:value-type="string">
            <text:p> </text:p>
          </table:table-cell>
          <table:table-cell office:value-type="float" office:value="1917" calcext:value-type="float">
            <text:p>1917</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723" calcext:value-type="float">
            <text:p>1723</text:p>
          </table:table-cell>
          <table:table-cell office:value-type="string" calcext:value-type="string">
            <text:p>José de Oviedo y Baños</text:p>
          </table:table-cell>
          <table:table-cell office:value-type="string" calcext:value-type="string">
            <text:p>Historia de la conquista y población de la provincia de Venezuela</text:p>
          </table:table-cell>
          <table:table-cell table:number-columns-repeated="4" office:value-type="string" calcext:value-type="string">
            <text:p> </text:p>
          </table:table-cell>
          <table:table-cell office:value-type="string" calcext:value-type="string">
            <text:p>https://ia601405.us.archive.org/2/items/jose_de_oviedo_y_banos_historia_de_la_conquista_y_poblacion_de_la_provincia_de_venezuela_tomo_1_MOREL/jose_de_oviedo_y_banos_historia_de_la_conquista_y_poblacion_de_la_provincia_de_venezuela_tomo_1_MOREL.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Google Books</text:p>
          </table:table-cell>
          <table:table-cell office:value-type="string" calcext:value-type="string">
            <text:p>http://books.google.com</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Cuando los españoles descubrieron a primera vez esta laguna, hallaron grandes poblaciones de indios formadas dentro del agua por todas sus orillas, y de aquí tomaron motivo para llamarla Venezuela, por la similitud que tenía su planta con la ciudad de Venecia; nombre que se extendió después á toda la provincia, aunque al presente sólo han quedado cuatro pueblos que mantienen la memoria de los que dió fundamento á la causa de su origen, y esos de tan corta vecindad, que el de Moporo (que es el mayor de todos) me parece que tendría treinta casas el año de 686 que estuve en él: experiméntase en estos pueblos un raro efecto y singular transmutación que obra la naturaleza, pues todos los maderos sobre que fabrican las casas, como sean de una especie que llaman era, que es muy sólida y fuerte, toda aquella parte que cogió dentro del agua de la laguna, pasando algunos años se convierte en piedra, quedando lo demás en su ser primitivo de madera, manteniéndose unidas en un cuerpo tan distintas materias&lt;/p&gt;</text:p>
          </table:table-cell>
          <table:table-cell office:value-type="string" calcext:value-type="string">
            <text:p>../assets/img/jose_de_oviedo_y_banos_historia_de_la_conquista_y_poblacion_de_la_provincia_de_venezuela_tomo_1_MOREL.jpg</text:p>
          </table:table-cell>
          <table:table-cell table:number-columns-repeated="20" office:value-type="string" calcext:value-type="string">
            <text:p> </text:p>
          </table:table-cell>
          <table:table-cell office:value-type="float" office:value="1885" calcext:value-type="float">
            <text:p>188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lejandro de Humboldt;Aimé Bonpland;Lisandro Alvarado</text:p>
          </table:table-cell>
          <table:table-cell office:value-type="string" calcext:value-type="string">
            <text:p>Viaje a las regiones equinocciales del nuevo continente, tomo II</text:p>
          </table:table-cell>
          <table:table-cell table:number-columns-repeated="4" office:value-type="string" calcext:value-type="string">
            <text:p> </text:p>
          </table:table-cell>
          <table:table-cell office:value-type="string" calcext:value-type="string">
            <text:p>https://ia801405.us.archive.org/15/items/alejandro-humbolt-viaje-a-las-regiones-equinocciales-tomo-2/Alejandro_Humbolt_viaje_a_las_regiones_equinocciales_tomo_2.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tos, en esa tierra agrietada, se levanta con lentitud otra ciudad. Las ruinas amontonadas, sepulcros de una numerosa población, ya son de nuevo morada de los hombres.&lt;/p&gt;</text:p>
          </table:table-cell>
          <table:table-cell office:value-type="string" calcext:value-type="string">
            <text:p>../assets/img/Alejandro_de_Humboldt-Viaje_regiones_equinocciales_2-MOREL.jpg</text:p>
          </table:table-cell>
          <table:table-cell table:number-columns-repeated="20" office:value-type="string" calcext:value-type="string">
            <text:p> </text:p>
          </table:table-cell>
          <table:table-cell office:value-type="float" office:value="1941" calcext:value-type="float">
            <text:p>194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01" calcext:value-type="float">
            <text:p>1901</text:p>
          </table:table-cell>
          <table:table-cell office:value-type="string" calcext:value-type="string">
            <text:p>Manuel Díaz Rodríguez</text:p>
          </table:table-cell>
          <table:table-cell office:value-type="string" calcext:value-type="string">
            <text:p>Ídolos rotos</text:p>
          </table:table-cell>
          <table:table-cell table:number-columns-repeated="4" office:value-type="string" calcext:value-type="string">
            <text:p> </text:p>
          </table:table-cell>
          <table:table-cell office:value-type="string" calcext:value-type="string">
            <text:p>https://ia601404.us.archive.org/2/items/idolos-rotos/Idolos%20rotos.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Hispánica</text:p>
          </table:table-cell>
          <table:table-cell office:value-type="string" calcext:value-type="string">
            <text:p>http://bibliotecadigitalhispanica.bne.es/</text:p>
          </table:table-cell>
          <table:table-cell office:value-type="string" calcext:value-type="string">
            <text:p>http://www.worldcat.org/oclc/9033933</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Sintiéndose iniciado por el Amor en los misterios de la Belleza, en sus amores buscó y halló Alberto el germen de su primera obra; de arte. La concepción original de su obra pasó á través de muchas metamorfosis amables antes de hacerse definitiva. Su primera idea fué la de representar, en una ó más figuras bellas, el ideal confusamente delineado de un amor futuro, libre y feliz, nacido lejos de toda sospecha, superior á toda liviandad y pequeñez, exento de mancha. De esa idea pasó á otra, que le pareció análoga, si no idéntica en el fondo: la de representar el amor antiguo, sano y alegre.&lt;/p&gt;</text:p>
          </table:table-cell>
          <table:table-cell office:value-type="string" calcext:value-type="string">
            <text:p>../assets/img/idolos_rotos_diaz_rodriguez_Morel.jpg</text:p>
          </table:table-cell>
          <table:table-cell table:number-columns-repeated="20" office:value-type="string" calcext:value-type="string">
            <text:p> </text:p>
          </table:table-cell>
          <table:table-cell office:value-type="float" office:value="1919" calcext:value-type="float">
            <text:p>19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24" calcext:value-type="float">
            <text:p>1924</text:p>
          </table:table-cell>
          <table:table-cell office:value-type="string" calcext:value-type="string">
            <text:p>Teresa de la Parra</text:p>
          </table:table-cell>
          <table:table-cell office:value-type="string" calcext:value-type="string">
            <text:p>Ifigenia</text:p>
          </table:table-cell>
          <table:table-cell table:number-columns-repeated="4" office:value-type="string" calcext:value-type="string">
            <text:p> </text:p>
          </table:table-cell>
          <table:table-cell office:value-type="string" calcext:value-type="string">
            <text:p>https://ia601400.us.archive.org/22/items/ifigenia/ifigenia.pdf</text:p>
          </table:table-cell>
          <table:table-cell table:number-columns-repeated="17" office:value-type="string" calcext:value-type="string">
            <text:p> </text:p>
          </table:table-cell>
          <table:table-cell office:value-type="string" calcext:value-type="string">
            <text:p>Parí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Ah! si yo fuera poeta, habría escrito ya, sin duda ninguna, el elogio del jabón, multiplicándose en espuma y en luminosas burbujas por obra y gracia de los activos nudillos de Gregoria. Y es que para mi gusto no hay ningún poema comparable a ese blanquísimo poema de la batea, que tan bien interpretan las viejas manos ya algo rígidas y temblorosas.&lt;/p&gt;</text:p>
          </table:table-cell>
          <table:table-cell office:value-type="string" calcext:value-type="string">
            <text:p>../assets/img/Ifigenia-teresa_de_la_parra-MOREL.jpg</text:p>
          </table:table-cell>
          <table:table-cell table:number-columns-repeated="20" office:value-type="string" calcext:value-type="string">
            <text:p> </text:p>
          </table:table-cell>
          <table:table-cell office:value-type="float" office:value="1928" calcext:value-type="float">
            <text:p>192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85" calcext:value-type="float">
            <text:p>1885</text:p>
          </table:table-cell>
          <table:table-cell office:value-type="string" calcext:value-type="string">
            <text:p>Zulima</text:p>
          </table:table-cell>
          <table:table-cell office:value-type="string" calcext:value-type="string">
            <text:p>María o el despotismo: drama en tres actos</text:p>
          </table:table-cell>
          <table:table-cell table:number-columns-repeated="4" office:value-type="string" calcext:value-type="string">
            <text:p> </text:p>
          </table:table-cell>
          <table:table-cell office:value-type="string" calcext:value-type="string">
            <text:p>https://archive.org/download/maraoeldespotism14318lpez/maraoeldespotism14318lpez.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Universidad de North Carolina en Chapell Hill</text:p>
          </table:table-cell>
          <table:table-cell office:value-type="string" calcext:value-type="string">
            <text:p>https://archive.org/details/unclibrari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Temeridades de los sublevados, que se les lia metido en la cabeza, arrojar de esta tierra, que ellos llaman suya, á los españoles que los han hecho lo que son, y que son sin disputa, dueños absolutos de este suelo, por derecho de conquista. -Errores y más errores. ¡Siempre errando! -¿Por qué errores, María? ¿Qué serían estos indios imbéciles si no hubieran sido conquistados y algo civilizados por los españoles? Bestias salvajes que vivirían sin Dios ni ley.&lt;/p&gt;</text:p>
          </table:table-cell>
          <table:table-cell office:value-type="string" calcext:value-type="string">
            <text:p>../assets/img/Zulima_Maria-o-el-despotismo-MOREL.jpg</text:p>
          </table:table-cell>
          <table:table-cell table:number-columns-repeated="20" office:value-type="string" calcext:value-type="string">
            <text:p> </text:p>
          </table:table-cell>
          <table:table-cell office:value-type="float" office:value="1885" calcext:value-type="float">
            <text:p>188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Teresa de la Parra</text:p>
          </table:table-cell>
          <table:table-cell office:value-type="string" calcext:value-type="string">
            <text:p>Memorias de Mama Blanca</text:p>
          </table:table-cell>
          <table:table-cell table:number-columns-repeated="4" office:value-type="string" calcext:value-type="string">
            <text:p> </text:p>
          </table:table-cell>
          <table:table-cell office:value-type="string" calcext:value-type="string">
            <text:p>https://ia601403.us.archive.org/17/items/memorias_de_mama_blanca_teresa_de_la_parra/memorias_de_mama_blanca_teresa_de_la_parra.pdf</text:p>
          </table:table-cell>
          <table:table-cell table:number-columns-repeated="17" office:value-type="string" calcext:value-type="string">
            <text:p> </text:p>
          </table:table-cell>
          <table:table-cell office:value-type="string" calcext:value-type="string">
            <text:p>Buenos Aire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Los achaques de su piano, cuyas cuerdas gastadas se resistían de tiempo en tiempo a sonar como es debido, la hacían sonreír con indulgencia en atención a tan larga fi­delidad herida por fin de decadencia. Sus propias deficien­cias la llenaban de un suave desencanto que florecía en consejos si, dado el caso, yo me hallaba sentada a su lado. En tal circunstancia, cesaba la pieza comenzada, se quitaba los anteojos, apoyaba los codos en el teclado, cruzaba sus manos salpicadas por las manchas del tiempo y me decía en voz de confidencia, señalando con los ojos el nombre del compositor, en el libro abierto sobre el piano:&lt;/p&gt;</text:p>
          </table:table-cell>
          <table:table-cell office:value-type="string" calcext:value-type="string">
            <text:p>../assets/img/memorias_de_mama_blanca-teresa_de_la_parra-MOREL.jpg</text:p>
          </table:table-cell>
          <table:table-cell table:number-columns-repeated="20" office:value-type="string" calcext:value-type="string">
            <text:p> </text:p>
          </table:table-cell>
          <table:table-cell office:value-type="float" office:value="1945" calcext:value-type="float">
            <text:p>194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Eduardo Blanco</text:p>
          </table:table-cell>
          <table:table-cell office:value-type="string" calcext:value-type="string">
            <text:p>Venezuela heroica</text:p>
          </table:table-cell>
          <table:table-cell table:number-columns-repeated="4" office:value-type="string" calcext:value-type="string">
            <text:p> </text:p>
          </table:table-cell>
          <table:table-cell office:value-type="string" calcext:value-type="string">
            <text:p>https://ia601500.us.archive.org/4/items/venezuela-heroica-eduardo-blanco/Venezuela%20heroica%20-%20Eduardo%20Blanc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anadian Libraries</text:p>
          </table:table-cell>
          <table:table-cell office:value-type="string" calcext:value-type="string">
            <text:p>https://archive.org/details/toronto</text:p>
          </table:table-cell>
          <table:table-cell office:value-type="string" calcext:value-type="string">
            <text:p>http://www.worldcat.org/oclc/1102082889</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unde el terror en todos los corazones. Mina la desconfianza el entusiasmo del soldado. Caracas se estremece de espanto, como si ya golpearan á sus puertas las huestes del feroz asturiano. Decae la fe en los más alentados. Una parálisis violenta producida por el terror amenaza anonadar al patriotismo. Cual si uno de los gigantes de la andina cordillera hubiese vomitado improviso una tempestad de lavas y escorias capaces de soterrar el continente americano, todo tiembla y todo se derrumba.&lt;/p&gt;&lt;p&gt;Sólo Bolívar no se conmueve; superior á las veleidades de la fortuna, para su alma no hay contrariedad, ni sacrificio, ni prueba desastrosa que la avasalle ni la postre.&lt;/p&gt;</text:p>
          </table:table-cell>
          <table:table-cell office:value-type="string" calcext:value-type="string">
            <text:p>../assets/img/Venezuela_heroica_Morel.jpg</text:p>
          </table:table-cell>
          <table:table-cell table:number-columns-repeated="20" office:value-type="string" calcext:value-type="string">
            <text:p> </text:p>
          </table:table-cell>
          <table:table-cell office:value-type="float" office:value="1881" calcext:value-type="float">
            <text:p>18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92" calcext:value-type="float">
            <text:p>1892</text:p>
          </table:table-cell>
          <table:table-cell office:value-type="string" calcext:value-type="string">
            <text:p>Tulio Febres Cordero</text:p>
          </table:table-cell>
          <table:table-cell office:value-type="string" calcext:value-type="string">
            <text:p>El nombre de América</text:p>
          </table:table-cell>
          <table:table-cell table:number-columns-repeated="4" office:value-type="string" calcext:value-type="string">
            <text:p> </text:p>
          </table:table-cell>
          <table:table-cell office:value-type="string" calcext:value-type="string">
            <text:p>https://ia601506.us.archive.org/23/items/el_nombre_de_america_/el_nombre_de_america_.pdf</text:p>
          </table:table-cell>
          <table:table-cell table:number-columns-repeated="17" office:value-type="string" calcext:value-type="string">
            <text:p> </text:p>
          </table:table-cell>
          <table:table-cell office:value-type="string" calcext:value-type="string">
            <text:p>Mérida, Venezuela</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No hallará hoy la Historia quien, rompiendo de igual suerte contra una costumbre de cua­tro siglos, corrija las cartas geográficas del nuevo hemisferio, donde, según el sentir unánime de las gentes, en vez de A mérica debe leerse Colombia ó Colónida , en ho­nor del inmortal Colón? La conmemoración del cuarto centena­rio del descubrimiento de América es la ocasión más propicia para reparar esta in­justicia lamentada por los historiadores. Humildes obreros de la prensa, hemos trabajado constantemente desde 1884 por ver de popularizar la idea.&lt;/p&gt;</text:p>
          </table:table-cell>
          <table:table-cell office:value-type="string" calcext:value-type="string">
            <text:p>../assets/img/Tulio_Febres_Cordero-El_nombre_de_America-MOREL.jpg</text:p>
          </table:table-cell>
          <table:table-cell table:number-columns-repeated="20" office:value-type="string" calcext:value-type="string">
            <text:p> </text:p>
          </table:table-cell>
          <table:table-cell office:value-type="float" office:value="1892" calcext:value-type="float">
            <text:p>1892</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81" calcext:value-type="float">
            <text:p>1881</text:p>
          </table:table-cell>
          <table:table-cell office:value-type="string" calcext:value-type="string">
            <text:p>Andrés Bello</text:p>
          </table:table-cell>
          <table:table-cell office:value-type="string" calcext:value-type="string">
            <text:p>Obras completas I: filosofía del entendimiento</text:p>
          </table:table-cell>
          <table:table-cell table:number-columns-repeated="4" office:value-type="string" calcext:value-type="string">
            <text:p> </text:p>
          </table:table-cell>
          <table:table-cell office:value-type="string" calcext:value-type="string">
            <text:p>https://ia601506.us.archive.org/4/items/andres-bello-filosofia-del-emtendimiento-tomo-1-morel/Andres_Bello_Filosofia_del_Emtendimiento_Tomo_1-MOREL.pdf</text:p>
          </table:table-cell>
          <table:table-cell table:number-columns-repeated="17" office:value-type="string" calcext:value-type="string">
            <text:p> </text:p>
          </table:table-cell>
          <table:table-cell office:value-type="string" calcext:value-type="string">
            <text:p>Santiago de Chile</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Virtual Miguel de Cervantes</text:p>
          </table:table-cell>
          <table:table-cell office:value-type="string" calcext:value-type="string">
            <text:p>http://www.cervantesvirtual.com</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Que los brutos sienten i comparan sus sensaciones, es absolutamente fuera de duda. Tienen por consiguiente alma; i esa alma es en ellos, como en el hombre, una sustancia simple, inextensa, incorpórea. Ni esto se opone a que el alma humana i la de los brutos sean de diversa naturaleza, porque no hai razón alguna para negar que Dios haya creado diferentísimas especies de sustancias inmateriales con facultades mas o menos elevadas i con diferentes destinos futuros.&lt;/p&gt;</text:p>
          </table:table-cell>
          <table:table-cell office:value-type="string" calcext:value-type="string">
            <text:p>../assets/img/Andrés_Bello-obras_completas_tomo_1_filosodia-MOREL.jpg</text:p>
          </table:table-cell>
          <table:table-cell table:number-columns-repeated="20" office:value-type="string" calcext:value-type="string">
            <text:p> </text:p>
          </table:table-cell>
          <table:table-cell office:value-type="float" office:value="1881" calcext:value-type="float">
            <text:p>18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ndrés Bello</text:p>
          </table:table-cell>
          <table:table-cell office:value-type="string" calcext:value-type="string">
            <text:p>Obras Completas II, Poema del Cid</text:p>
          </table:table-cell>
          <table:table-cell table:number-columns-repeated="4" office:value-type="string" calcext:value-type="string">
            <text:p> </text:p>
          </table:table-cell>
          <table:table-cell office:value-type="string" calcext:value-type="string">
            <text:p>https://ia601509.us.archive.org/35/items/obras-completas-de-don-andres-bello/Obras%20completas%20de%20don%20Andr%C3%A9s%20Bello.pdf</text:p>
          </table:table-cell>
          <table:table-cell table:number-columns-repeated="17" office:value-type="string" calcext:value-type="string">
            <text:p> </text:p>
          </table:table-cell>
          <table:table-cell office:value-type="string" calcext:value-type="string">
            <text:p>Santiago de Chile</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European Libraries</text:p>
          </table:table-cell>
          <table:table-cell office:value-type="string" calcext:value-type="string">
            <text:p>https://archive.org/details/europeanlibraries</text:p>
          </table:table-cell>
          <table:table-cell office:value-type="string" calcext:value-type="string">
            <text:p>http://www.worldcat.org/oclc/488513072</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La Crónica llama a Muño Gustioz, sobrino del Cid; pero es reparable que haciéndose tanta mención de este caballero en el Poema, en ninguna parte se lo califique de tal, como tampoco a Martin Antulinez. Criados de un señor se llamaban los hombres principales que le debían su educación i sus aumentos, i en este caso se hallaba Muño Gustioz respecto del Cid, como se dice mas expresamente en los versos 2950 i 2951. De este caballero hai mucha memoria en las escrituras hasta el año 1119.&lt;/p&gt;</text:p>
          </table:table-cell>
          <table:table-cell office:value-type="string" calcext:value-type="string">
            <text:p>../assets/img/Obras_completas_dos_Andres_Bello.jpg</text:p>
          </table:table-cell>
          <table:table-cell table:number-columns-repeated="20" office:value-type="string" calcext:value-type="string">
            <text:p> </text:p>
          </table:table-cell>
          <table:table-cell office:value-type="float" office:value="1881" calcext:value-type="float">
            <text:p>18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Pedro Arismendi Brito</text:p>
          </table:table-cell>
          <table:table-cell office:value-type="string" calcext:value-type="string">
            <text:p>Versos, apenas versos</text:p>
          </table:table-cell>
          <table:table-cell table:number-columns-repeated="4" office:value-type="string" calcext:value-type="string">
            <text:p> </text:p>
          </table:table-cell>
          <table:table-cell office:value-type="string" calcext:value-type="string">
            <text:p>https://ia601407.us.archive.org/5/items/versos-apenas-versos/Versos%2C%20apenas%20versos.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American Libraries</text:p>
          </table:table-cell>
          <table:table-cell office:value-type="string" calcext:value-type="string">
            <text:p>https://archive.org/details/americana</text:p>
          </table:table-cell>
          <table:table-cell office:value-type="string" calcext:value-type="string">
            <text:p>http://www.worldcat.org/oclc/19676750</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uando, ya indigno de la empírea gracia,&lt;/p&gt;&lt;p&gt;Arrojado fué Adán del Paraíso,&lt;/p&gt;&lt;p&gt;En Eva la ocasión de su desgracia&lt;/p&gt;&lt;p&gt;Viendo, quejoso abandonarla quiso.&lt;/p&gt;&lt;p&gt;Pero los ojos plácidos de ella,&lt;/p&gt;&lt;p&gt;Flores de luz, vertieron suplicantes&lt;/p&gt;&lt;p&gt;Efluvios de ternura á tal querella&lt;/p&gt;&lt;p&gt;Y prendiéronse limpios dos brillantes.&lt;/p&gt;&lt;p&gt;Perlas de tanto precio no atesora&lt;/p&gt;&lt;p&gt;En la nacárea concha el mar de Oriente,&lt;/p&gt;&lt;p&gt;Ni con más gracia el llanto de la aurora&lt;/p&gt;&lt;p&gt;Presenta fresco lirio al sol naciente.&lt;/p&gt;&lt;p&gt;Al ver Adán en los turbados ojos&lt;/p&gt;&lt;p&gt;Las joyas con que el cielo orna á las flores,&lt;/p&gt;&lt;p&gt;Bendiciendo su culpa cae de hinojos,&lt;/p&gt;&lt;p&gt;Ya resignado á todos los dolores.&lt;/p&gt;</text:p>
          </table:table-cell>
          <table:table-cell office:value-type="string" calcext:value-type="string">
            <text:p>../assets/img/pedro_arismendi_versos_apenas_Morel.jpg</text:p>
          </table:table-cell>
          <table:table-cell table:number-columns-repeated="20" office:value-type="string" calcext:value-type="string">
            <text:p> </text:p>
          </table:table-cell>
          <table:table-cell office:value-type="float" office:value="1911" calcext:value-type="float">
            <text:p>191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ntonio José de Sucre</text:p>
          </table:table-cell>
          <table:table-cell office:value-type="string" calcext:value-type="string">
            <text:p>De mi propia mano</text:p>
          </table:table-cell>
          <table:table-cell table:number-columns-repeated="4" office:value-type="string" calcext:value-type="string">
            <text:p> </text:p>
          </table:table-cell>
          <table:table-cell office:value-type="string" calcext:value-type="string">
            <text:p>https://ia601509.us.archive.org/16/items/de-mi-propia-mano/De_mi_propia_man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office:value-type="string" calcext:value-type="string">
            <text:p>http://www.worldcat.org/oclc/759475450</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aracas”! Guirnalda de reliquias beneméritas (de otros cuerpos que forman ese) que recordáis tantas victorias cuantas cicatrices adornan el pecho de vuestros veteranos. Ayer asombrasteis al remoto atlántico en Maracaibo y coro; hoy los andes del Perú se humillarán a vuestra intrepidez. Vuestro nombre os manda a todos ser héroes. Es el de la patria del libertador, el de la ciudad sagrada que marcha con él al frente de la américa. ¡Viva el libertador! ¡Viva la cuna de la libertad!&lt;/p&gt;</text:p>
          </table:table-cell>
          <table:table-cell office:value-type="string" calcext:value-type="string">
            <text:p>../assets/img/antonio_sucre_propia_mano.jpg</text:p>
          </table:table-cell>
          <table:table-cell table:number-columns-repeated="20" office:value-type="string" calcext:value-type="string">
            <text:p> </text:p>
          </table:table-cell>
          <table:table-cell office:value-type="float" office:value="2008" calcext:value-type="float">
            <text:p>200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Gonzalo Picón Febres Cordero</text:p>
          </table:table-cell>
          <table:table-cell office:value-type="string" calcext:value-type="string">
            <text:p>Don Simón Rodríguez, Maestro del Libertador</text:p>
          </table:table-cell>
          <table:table-cell table:number-columns-repeated="4" office:value-type="string" calcext:value-type="string">
            <text:p> </text:p>
          </table:table-cell>
          <table:table-cell office:value-type="string" calcext:value-type="string">
            <text:p>https://ia601400.us.archive.org/28/items/don-simon-rodriguez-gonzalo-picon-febres-cordero/Don%20Sim%C3%B3n%20Rodriguez%20-%20Gonzalo%20Pic%C3%B3n%20Febres%20Corder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Fundación Editorial El perro y la rana</text:p>
          </table:table-cell>
          <table:table-cell office:value-type="string" calcext:value-type="string">
            <text:p>http://www.elperroylarana.gob.ve/</text:p>
          </table:table-cell>
          <table:table-cell office:value-type="string" calcext:value-type="string">
            <text:p>http://www.worldcat.org/oclc/253220335</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ra Robinson hombre superior, por ello es por lo que merece consideraciones altas, elogios y respeto en nuestra historia intelectual hispanoamericana. Los civilizadores, cualquiera que sea su procedencia y a pesar de sus defectos, son acreedores no a la burla y al desdén, sino al ferviente homenaje de los hombres, porque su obra es de belleza, de bondad, de infinita abnegación y de heroísmo. ¿Que don Simón fue extravagante? Generalmente lo son todos los hombres de superior entendimiento y de conciencia honrada y pura.&lt;/p&gt;</text:p>
          </table:table-cell>
          <table:table-cell office:value-type="string" calcext:value-type="string">
            <text:p>../assets/img/Simón_Rodriguez_Gonzalo_Picón_Febres.jpg</text:p>
          </table:table-cell>
          <table:table-cell table:number-columns-repeated="20" office:value-type="string" calcext:value-type="string">
            <text:p> </text:p>
          </table:table-cell>
          <table:table-cell office:value-type="float" office:value="2019" calcext:value-type="float">
            <text:p>20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Zulima</text:p>
          </table:table-cell>
          <table:table-cell office:value-type="string" calcext:value-type="string">
            <text:p>Los sueños de Zulima</text:p>
          </table:table-cell>
          <table:table-cell table:number-columns-repeated="4" office:value-type="string" calcext:value-type="string">
            <text:p> </text:p>
          </table:table-cell>
          <table:table-cell office:value-type="string" calcext:value-type="string">
            <text:p>https://ia601502.us.archive.org/19/items/los-suenos-de-zulima/Los%20suen%CC%83os%20de%20Zulima.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University of North Carolina at Chapel Hill</text:p>
          </table:table-cell>
          <table:table-cell office:value-type="string" calcext:value-type="string">
            <text:p>https://archive.org/details/unclibraries</text:p>
          </table:table-cell>
          <table:table-cell office:value-type="string" calcext:value-type="string">
            <text:p>http://www.worldcat.org/oclc/1037870138</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Y es natural, mi vida se desliza&lt;/p&gt;&lt;p&gt;solitaria, abatida y silenciosa,&lt;/p&gt;&lt;p&gt;llena el alma de tétricos recuerdos&lt;/p&gt;&lt;p&gt;sintiendo siempre espina dolorosa.&lt;/p&gt;&lt;p&gt;Viendo grabadas en mi abatida mente&lt;/p&gt;&lt;p&gt;crueles fantasmas que á mi alma abruma,&lt;/p&gt;&lt;p&gt;que pasan por mi vista, una tras otra,&lt;/p&gt;&lt;p&gt;y se deshacen cual mentida bruma.&lt;/p&gt;&lt;p&gt;Diez y siete hijos me diste y me quitaste;&lt;/p&gt;&lt;p&gt;yo te pido Señor, me des valor;&lt;/p&gt;&lt;p&gt;yo te pido des calma á mi amargura,&lt;/p&gt;&lt;p&gt;yo te pido mitigues mi dolor.&lt;/p&gt;</text:p>
          </table:table-cell>
          <table:table-cell office:value-type="string" calcext:value-type="string">
            <text:p>../assets/img/sueños_de_zulima_Morel.jpg</text:p>
          </table:table-cell>
          <table:table-cell table:number-columns-repeated="20" office:value-type="string" calcext:value-type="string">
            <text:p> </text:p>
          </table:table-cell>
          <table:table-cell office:value-type="float" office:value="1907" calcext:value-type="float">
            <text:p>1907</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25" calcext:value-type="float">
            <text:p>1925</text:p>
          </table:table-cell>
          <table:table-cell office:value-type="string" calcext:value-type="string">
            <text:p>José Antonio Ramos Sucre</text:p>
          </table:table-cell>
          <table:table-cell office:value-type="string" calcext:value-type="string">
            <text:p>La torre de timón</text:p>
          </table:table-cell>
          <table:table-cell table:number-columns-repeated="4" office:value-type="string" calcext:value-type="string">
            <text:p> </text:p>
          </table:table-cell>
          <table:table-cell office:value-type="string" calcext:value-type="string">
            <text:p>https://ia601507.us.archive.org/14/items/latorredetimn-textoimpreso/LatorredetimnTextoimpres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Hispánica</text:p>
          </table:table-cell>
          <table:table-cell office:value-type="string" calcext:value-type="string">
            <text:p>http://www.bne.es/es/Catalogos/BibliotecaDigitalHispanica/Inicio/index.html</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Al encontrarte, quedaremos unidos por el convencimiento de nuestro destierro en la ciudad moderna que se atormenta con el afán del oro. Ese día, demasiado tarde, el último de mi juventud, en que despertarán, como fantasmas, recuerdos semimuertos al formar el invierno la mortaja de la tierra, será el primero de nuestro amor infinito y estéril. Unidos en un mismo ensueño, huiremos del mundo, cada día más bárbaro y avaro. Huiremos en un vuelo, porque nuestras vidas terminarán sin huellas, de tal modo que éste será el epitafio de nuestro idilio y de nuestra existencia: pasaron como sonámbulos sobre la tierra maldita.&lt;/p&gt;</text:p>
          </table:table-cell>
          <table:table-cell office:value-type="string" calcext:value-type="string">
            <text:p>../assets/img/jose_antonio_ramos_sucre_la_torre_de_timon-MOREL.jpg</text:p>
          </table:table-cell>
          <table:table-cell table:number-columns-repeated="20" office:value-type="string" calcext:value-type="string">
            <text:p> </text:p>
          </table:table-cell>
          <table:table-cell office:value-type="float" office:value="1925" calcext:value-type="float">
            <text:p>192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lejandro de Humboldt;Aimé Bonpland;Lisandro Alvarado</text:p>
          </table:table-cell>
          <table:table-cell office:value-type="string" calcext:value-type="string">
            <text:p>Viaje a las regiones equinocciales del nuevo continente, tomo III</text:p>
          </table:table-cell>
          <table:table-cell table:number-columns-repeated="4" office:value-type="string" calcext:value-type="string">
            <text:p> </text:p>
          </table:table-cell>
          <table:table-cell office:value-type="string" calcext:value-type="string">
            <text:p>https://ia601400.us.archive.org/16/items/alejandro-humbolt-viaje-a-las-regiones-equinocciales-tomo-3/Alejandro_Humbolt_viaje_a_las_regiones_equinocciales_tomo_3.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 tos, en esa tierra agrietada, se levanta con lentitud otraciudad. Las ruinas amontonadas, sepulcros de una nu­merosa población, ya son de nuevo morada de los hombres.&lt;/p&gt;</text:p>
          </table:table-cell>
          <table:table-cell office:value-type="string" calcext:value-type="string">
            <text:p>../assets/img/Alejandro_de_Humboldt-Viaje_regiones_equinocciales-3_MOREL.jpg</text:p>
          </table:table-cell>
          <table:table-cell table:number-columns-repeated="20" office:value-type="string" calcext:value-type="string">
            <text:p> </text:p>
          </table:table-cell>
          <table:table-cell office:value-type="float" office:value="1941" calcext:value-type="float">
            <text:p>1941</text:p>
          </table:table-cell>
          <table:table-cell table:number-columns-repeated="28" office:value-type="string" calcext:value-type="string">
            <text:p> </text:p>
          </table:table-cell>
        </table:table-row>
        <table:table-row table:style-name="ro3" table:number-rows-repeated="390">
          <table:table-cell table:number-columns-repeated="87"/>
        </table:table-row>
        <table:table-row table:style-name="ro3">
          <table:table-cell table:number-columns-repeated="87"/>
        </table:table-row>
      </table:table>
      <table:table table:name="Venezuela" table:style-name="ta1">
        <table:table-column table:style-name="co1" table:number-columns-repeated="87" table:default-cell-style-name="Default"/>
        <table:table-row table:style-name="ro2">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Date</text:p>
          </table:table-cell>
          <table:table-cell table:style-name="ce1" office:value-type="string" calcext:value-type="string">
            <text:p>Date Added</text:p>
          </table:table-cell>
          <table:table-cell table:style-name="ce1" office:value-type="string" calcext:value-type="string">
            <text:p>Date Modified</text:p>
          </table:table-cell>
          <table:table-cell table:style-name="ce1" office:value-type="string" calcext:value-type="string">
            <text:p>Access Date</text:p>
          </table:table-cell>
          <table:table-cell table:style-name="ce1" office:value-type="string" calcext:value-type="string">
            <text:p>Pages</text:p>
          </table:table-cell>
          <table:table-cell table:style-name="ce1" office:value-type="string" calcext:value-type="string">
            <text:p>Num Pages</text:p>
          </table:table-cell>
          <table:table-cell table:style-name="ce1" office:value-type="string" calcext:value-type="string">
            <text:p>Issue</text:p>
          </table:table-cell>
          <table:table-cell table:style-name="ce1" office:value-type="string" calcext:value-type="string">
            <text:p>Volume</text:p>
          </table:table-cell>
          <table:table-cell table:style-name="ce1" office:value-type="string" calcext:value-type="string">
            <text:p>Number Of Volumes</text:p>
          </table:table-cell>
          <table:table-cell table:style-name="ce1" office:value-type="string" calcext:value-type="string">
            <text:p>Journal Abbreviation</text:p>
          </table:table-cell>
          <table:table-cell table:style-name="ce1" office:value-type="string" calcext:value-type="string">
            <text:p>Short Title</text:p>
          </table:table-cell>
          <table:table-cell table:style-name="ce1" office:value-type="string" calcext:value-type="string">
            <text:p>Series</text:p>
          </table:table-cell>
          <table:table-cell table:style-name="ce1" office:value-type="string" calcext:value-type="string">
            <text:p>Series Number</text:p>
          </table:table-cell>
          <table:table-cell table:style-name="ce1" office:value-type="string" calcext:value-type="string">
            <text:p>Series Text</text:p>
          </table:table-cell>
          <table:table-cell table:style-name="ce1" office:value-type="string" calcext:value-type="string">
            <text:p>Series Title</text:p>
          </table:table-cell>
          <table:table-cell table:style-name="ce1" office:value-type="string" calcext:value-type="string">
            <text:p>Publisher</text:p>
          </table:table-cell>
          <table:table-cell table:style-name="ce1" office:value-type="string" calcext:value-type="string">
            <text:p>Place</text:p>
          </table:table-cell>
          <table:table-cell table:style-name="ce1" office:value-type="string" calcext:value-type="string">
            <text:p>Language</text:p>
          </table:table-cell>
          <table:table-cell table:style-name="ce1" office:value-type="string" calcext:value-type="string">
            <text:p>Rights</text:p>
          </table:table-cell>
          <table:table-cell table:style-name="ce1" office:value-type="string" calcext:value-type="string">
            <text:p>Type</text:p>
          </table:table-cell>
          <table:table-cell table:style-name="ce1" office:value-type="string" calcext:value-type="string">
            <text:p>Archive</text:p>
          </table:table-cell>
          <table:table-cell table:style-name="ce1" office:value-type="string" calcext:value-type="string">
            <text:p>Archive Location</text:p>
          </table:table-cell>
          <table:table-cell table:style-name="ce1" office:value-type="string" calcext:value-type="string">
            <text:p>Library Catalog</text:p>
          </table:table-cell>
          <table:table-cell table:style-name="ce1" office:value-type="string" calcext:value-type="string">
            <text:p>Call Number</text:p>
          </table:table-cell>
          <table:table-cell table:style-name="ce1" office:value-type="string" calcext:value-type="string">
            <text:p>Extra</text:p>
          </table:table-cell>
          <table:table-cell table:style-name="ce1" office:value-type="string" calcext:value-type="string">
            <text:p>Notes</text:p>
          </table:table-cell>
          <table:table-cell table:style-name="ce1" office:value-type="string" calcext:value-type="string">
            <text:p>File Attachments</text:p>
          </table:table-cell>
          <table:table-cell table:style-name="ce1" office:value-type="string" calcext:value-type="string">
            <text:p>Link Attachments</text:p>
          </table:table-cell>
          <table:table-cell table:style-name="ce1" office:value-type="string" calcext:value-type="string">
            <text:p>Manual Tags</text:p>
          </table:table-cell>
          <table:table-cell table:style-name="ce1" office:value-type="string" calcext:value-type="string">
            <text:p>Automatic Tags</text:p>
          </table:table-cell>
          <table:table-cell table:style-name="ce1" office:value-type="string" calcext:value-type="string">
            <text:p>Editor</text:p>
          </table:table-cell>
          <table:table-cell table:style-name="ce1" office:value-type="string" calcext:value-type="string">
            <text:p>Series Editor</text:p>
          </table:table-cell>
          <table:table-cell table:style-name="ce1" office:value-type="string" calcext:value-type="string">
            <text:p>Translator</text:p>
          </table:table-cell>
          <table:table-cell table:style-name="ce1" office:value-type="string" calcext:value-type="string">
            <text:p>Contributor</text:p>
          </table:table-cell>
          <table:table-cell table:style-name="ce1" office:value-type="string" calcext:value-type="string">
            <text:p>Attorney Agent</text:p>
          </table:table-cell>
          <table:table-cell table:style-name="ce1" office:value-type="string" calcext:value-type="string">
            <text:p>Book Author</text:p>
          </table:table-cell>
          <table:table-cell table:style-name="ce1" office:value-type="string" calcext:value-type="string">
            <text:p>Cast Member</text:p>
          </table:table-cell>
          <table:table-cell table:style-name="ce1" office:value-type="string" calcext:value-type="string">
            <text:p>Commenter</text:p>
          </table:table-cell>
          <table:table-cell table:style-name="ce1" office:value-type="string" calcext:value-type="string">
            <text:p>Composer</text:p>
          </table:table-cell>
          <table:table-cell table:style-name="ce1" office:value-type="string" calcext:value-type="string">
            <text:p>Cosponsor</text:p>
          </table:table-cell>
          <table:table-cell table:style-name="ce1" office:value-type="string" calcext:value-type="string">
            <text:p>Counsel</text:p>
          </table:table-cell>
          <table:table-cell table:style-name="ce1" office:value-type="string" calcext:value-type="string">
            <text:p>Interviewer</text:p>
          </table:table-cell>
          <table:table-cell table:style-name="ce1" office:value-type="string" calcext:value-type="string">
            <text:p>Producer</text:p>
          </table:table-cell>
          <table:table-cell table:style-name="ce1" office:value-type="string" calcext:value-type="string">
            <text:p>Recipient</text:p>
          </table:table-cell>
          <table:table-cell table:style-name="ce1" office:value-type="string" calcext:value-type="string">
            <text:p>Reviewed Author</text:p>
          </table:table-cell>
          <table:table-cell table:style-name="ce1" office:value-type="string" calcext:value-type="string">
            <text:p>Scriptwriter</text:p>
          </table:table-cell>
          <table:table-cell table:style-name="ce1" office:value-type="string" calcext:value-type="string">
            <text:p>Words By</text:p>
          </table:table-cell>
          <table:table-cell table:style-name="ce1" office:value-type="string" calcext:value-type="string">
            <text:p>Guest</text:p>
          </table:table-cell>
          <table:table-cell table:style-name="ce1" office:value-type="string" calcext:value-type="string">
            <text:p>Number</text:p>
          </table:table-cell>
          <table:table-cell table:style-name="ce1" office:value-type="string" calcext:value-type="string">
            <text:p>Edition</text:p>
          </table:table-cell>
          <table:table-cell table:style-name="ce1" office:value-type="string" calcext:value-type="string">
            <text:p>Running Time</text:p>
          </table:table-cell>
          <table:table-cell table:style-name="ce1" office:value-type="string" calcext:value-type="string">
            <text:p>Scale</text:p>
          </table:table-cell>
          <table:table-cell table:style-name="ce1" office:value-type="string" calcext:value-type="string">
            <text:p>Medium</text:p>
          </table:table-cell>
          <table:table-cell table:style-name="ce1" office:value-type="string" calcext:value-type="string">
            <text:p>Artwork Size</text:p>
          </table:table-cell>
          <table:table-cell table:style-name="ce1" office:value-type="string" calcext:value-type="string">
            <text:p>Filing Date</text:p>
          </table:table-cell>
          <table:table-cell table:style-name="ce1" office:value-type="string" calcext:value-type="string">
            <text:p>Application Number</text:p>
          </table:table-cell>
          <table:table-cell table:style-name="ce1" office:value-type="string" calcext:value-type="string">
            <text:p>Assignee</text:p>
          </table:table-cell>
          <table:table-cell table:style-name="ce1" office:value-type="string" calcext:value-type="string">
            <text:p>Issuing Authority</text:p>
          </table:table-cell>
          <table:table-cell table:style-name="ce1" office:value-type="string" calcext:value-type="string">
            <text:p>Country</text:p>
          </table:table-cell>
          <table:table-cell table:style-name="ce1" office:value-type="string" calcext:value-type="string">
            <text:p>Meeting Name</text:p>
          </table:table-cell>
          <table:table-cell table:style-name="ce1" office:value-type="string" calcext:value-type="string">
            <text:p>Conference Name</text:p>
          </table:table-cell>
          <table:table-cell table:style-name="ce1" office:value-type="string" calcext:value-type="string">
            <text:p>Court</text:p>
          </table:table-cell>
          <table:table-cell table:style-name="ce1" office:value-type="string" calcext:value-type="string">
            <text:p>References</text:p>
          </table:table-cell>
          <table:table-cell table:style-name="ce1" office:value-type="string" calcext:value-type="string">
            <text:p>Reporter</text:p>
          </table:table-cell>
          <table:table-cell table:style-name="ce1" office:value-type="string" calcext:value-type="string">
            <text:p>Legal Status</text:p>
          </table:table-cell>
          <table:table-cell table:style-name="ce1" office:value-type="string" calcext:value-type="string">
            <text:p>Priority Numbers</text:p>
          </table:table-cell>
          <table:table-cell table:style-name="ce1" office:value-type="string" calcext:value-type="string">
            <text:p>Programming Language</text:p>
          </table:table-cell>
          <table:table-cell table:style-name="ce1" office:value-type="string" calcext:value-type="string">
            <text:p>Version</text:p>
          </table:table-cell>
          <table:table-cell table:style-name="ce1" office:value-type="string" calcext:value-type="string">
            <text:p>System</text:p>
          </table:table-cell>
          <table:table-cell table:style-name="ce1" office:value-type="string" calcext:value-type="string">
            <text:p>Code</text:p>
          </table:table-cell>
          <table:table-cell table:style-name="ce1" office:value-type="string" calcext:value-type="string">
            <text:p>Code Number</text:p>
          </table:table-cell>
          <table:table-cell table:style-name="ce1" office:value-type="string" calcext:value-type="string">
            <text:p>Section</text:p>
          </table:table-cell>
          <table:table-cell table:style-name="ce1" office:value-type="string" calcext:value-type="string">
            <text:p>Session</text:p>
          </table:table-cell>
          <table:table-cell table:style-name="ce1" office:value-type="string" calcext:value-type="string">
            <text:p>Committee</text:p>
          </table:table-cell>
          <table:table-cell table:style-name="ce1" office:value-type="string" calcext:value-type="string">
            <text:p>History</text:p>
          </table:table-cell>
          <table:table-cell table:style-name="ce1" office:value-type="string" calcext:value-type="string">
            <text:p>Legislative Body</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float" office:value="1905" calcext:value-type="float">
            <text:p>1905</text:p>
          </table:table-cell>
          <table:table-cell table:style-name="ce2" office:value-type="string" calcext:value-type="string">
            <text:p>Aquileo Echeverría</text:p>
          </table:table-cell>
          <table:table-cell table:style-name="ce2" office:value-type="string" calcext:value-type="string">
            <text:p>Concherías</text:p>
          </table:table-cell>
          <table:table-cell table:number-columns-repeated="4" table:style-name="ce2" office:value-type="string" calcext:value-type="string">
            <text:p> </text:p>
          </table:table-cell>
          <table:table-cell table:style-name="ce2" office:value-type="string" calcext:value-type="string">
            <text:p>https://ia803109.us.archive.org/27/items/concherias/Concherias%20Completo.pdf</text:p>
          </table:table-cell>
          <table:table-cell table:number-columns-repeated="17" table:style-name="ce2" office:value-type="string" calcext:value-type="string">
            <text:p> </text:p>
          </table:table-cell>
          <table:table-cell table:style-name="ce2" office:value-type="string" calcext:value-type="string">
            <text:p>Barcelona</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Community Texts</text:p>
          </table:table-cell>
          <table:table-cell table:style-name="ce2" office:value-type="string" calcext:value-type="string">
            <text:p>https://archive.org/details/opensource</text:p>
          </table:table-cell>
          <table:table-cell table:style-name="ce2" office:value-type="string" calcext:value-type="string">
            <text:p>http://www.worldcat.org/oclc/459290052</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Monstruo, amalgama de reptil y hiena&lt;/p&gt;&lt;p&gt;su hálito inmundo cuanto roza, daña;&lt;/p&gt;&lt;p&gt;el mal, por el contrario, la enajena.&lt;/p&gt;&lt;p&gt;De furor y despecho siempre llena,&lt;/p&gt;&lt;p&gt;en hiel anega su existencia huraña;&lt;/p&gt;&lt;p&gt;toma á sí misma su enconosa saña&lt;/p&gt;&lt;p&gt;y con su propio virus se envenena.&lt;/p&gt;&lt;p&gt;Serpiente que maldice la estrella&lt;/p&gt;&lt;p&gt;y que en lo noble su colmillo clava&lt;/p&gt;&lt;p&gt;y cuanto es puro con calumnia sella.&lt;/p&gt;</text:p>
          </table:table-cell>
          <table:table-cell table:style-name="ce2" office:value-type="string" calcext:value-type="string">
            <text:p>../assets/img/concherias_aquileo_echeverria_Morel.jpg</text:p>
          </table:table-cell>
          <table:table-cell table:number-columns-repeated="20" table:style-name="ce2" office:value-type="string" calcext:value-type="string">
            <text:p> </text:p>
          </table:table-cell>
          <table:table-cell table:style-name="ce2" office:value-type="float" office:value="1909" calcext:value-type="float">
            <text:p>1909</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float" office:value="1875" calcext:value-type="float">
            <text:p>1875</text:p>
          </table:table-cell>
          <table:table-cell table:style-name="ce2" office:value-type="string" calcext:value-type="string">
            <text:p>Bartolomé de Las Casas</text:p>
          </table:table-cell>
          <table:table-cell table:style-name="ce2" office:value-type="string" calcext:value-type="string">
            <text:p>Historia de las Indias, tomo I</text:p>
          </table:table-cell>
          <table:table-cell table:number-columns-repeated="4" table:style-name="ce2" office:value-type="string" calcext:value-type="string">
            <text:p> </text:p>
          </table:table-cell>
          <table:table-cell table:style-name="ce2" office:value-type="string" calcext:value-type="string">
            <text:p>https://ia802706.us.archive.org/31/items/historiaindias01casarich/historiaindias01casarich_bw.pdf</text:p>
          </table:table-cell>
          <table:table-cell table:number-columns-repeated="17" table:style-name="ce2" office:value-type="string" calcext:value-type="string">
            <text:p> </text:p>
          </table:table-cell>
          <table:table-cell table:style-name="ce2" office:value-type="string" calcext:value-type="string">
            <text:p>Madrid</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Bibliotecas de la Universidad de California</text:p>
          </table:table-cell>
          <table:table-cell table:style-name="ce2" office:value-type="string" calcext:value-type="string">
            <text:p>https://archive.org/details/university_of_california_libraries</text:p>
          </table:table-cell>
          <table:table-cell table:number-columns-repeated="2"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Las mercedes que pidió para en remuneracion de sus peligros, trabajos y servicios, estas son que aquí ponemos, en la peticion de las cuales mostró Cristóbal Colon su gran prudencia y ser de ánimo generoso, y no ménos la cuasi certidumbre que llevaba de hallar lo que pretendia. Primeramente, que le honrasen armándole caballero de espuelas doradas, y que se pudiese llamar D. Cristóbal Colon, él y sus sucesores. Lo segundo, que le diesen título de Almirante mayor del mar Océano, con todas las preeminencias ó prerogativas, privilegios, derechos, rentas é inmunidades que tenian los almirantes de Castilla. Lo tercero, que fuese su Visorey y Gobernador perpetuo de todas las islas y tierras firmes que él descubriese, por su persona, y por su industria fuesen descubiertas. Lo cuarto, que le diesen la décima parte de las rentas que el Rey hobiese de todas las cosas que fuesen oro, plata, perlas, piedras preciosas, metales, especería y de otras cualesquiera cosas provechosas, y mercaderías de cualquiera especie, nombre y manera que fuesen, que se comprasen, trocasen, hallasen, ganasen, dentro de los límites de su Almirantazgo. Lo quinto, que en todos los navíos que se armasen para el dicho trato y negociacion, cada y cuando y cuantas veces se armasen, que pudiese Cristóbal Colon, si quisiese, contribuir y pagar la ochava parte, y que del provecho que dello saliese llevase tambien la ochava parte, y otras cosas que abajo parecerán.&lt;/p&gt;</text:p>
          </table:table-cell>
          <table:table-cell table:style-name="ce2" office:value-type="string" calcext:value-type="string">
            <text:p>../assets/img/Bartolome_de_las_casas_historias_de_las_indias_tomo_1-MOREL.jpg</text:p>
          </table:table-cell>
          <table:table-cell table:number-columns-repeated="20" table:style-name="ce2" office:value-type="string" calcext:value-type="string">
            <text:p> </text:p>
          </table:table-cell>
          <table:table-cell table:style-name="ce2" office:value-type="float" office:value="1875" calcext:value-type="float">
            <text:p>1875</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float" office:value="1883" calcext:value-type="float">
            <text:p>1883</text:p>
          </table:table-cell>
          <table:table-cell table:style-name="ce2" office:value-type="string" calcext:value-type="string">
            <text:p>Andrés Bello</text:p>
          </table:table-cell>
          <table:table-cell table:style-name="ce2" office:value-type="string" calcext:value-type="string">
            <text:p>Obras completas volumen III - poesías</text:p>
          </table:table-cell>
          <table:table-cell table:number-columns-repeated="4" table:style-name="ce2" office:value-type="string" calcext:value-type="string">
            <text:p> </text:p>
          </table:table-cell>
          <table:table-cell table:style-name="ce2" office:value-type="string" calcext:value-type="string">
            <text:p>https://ia601500.us.archive.org/15/items/andres-bello-obras-completas-tomo-3-poesias/Andr%C3%A9s_Bello_obras_completas_tomo_3_poesias.pdf</text:p>
          </table:table-cell>
          <table:table-cell table:number-columns-repeated="17" table:style-name="ce2" office:value-type="string" calcext:value-type="string">
            <text:p> </text:p>
          </table:table-cell>
          <table:table-cell table:style-name="ce2" office:value-type="string" calcext:value-type="string">
            <text:p>Santiago de Chile</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Cervantes Virtual</text:p>
          </table:table-cell>
          <table:table-cell table:style-name="ce2" office:value-type="string" calcext:value-type="string">
            <text:p>http://www.cervantesvirtual.com/</text:p>
          </table:table-cell>
          <table:table-cell table:number-columns-repeated="2"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Al campo! ¡Al campo! La ciudad me enoja.Esas tristes paredes do reflejala luz solar intensa, ardiente, roja,no quiero ver, ni del balcón la reja,donde una flor cautiva se deshoja,e inclinándose lánguida semejasuspirar por la alegre compañíade sus hermanas en la selva umbría.&lt;/p&gt;&lt;p&gt;¡Al campo! digo yo como Tancredo;mas no en verdad al campo de batalla,donde el tronar del bronce infunde miedoi el zumbar de la bala i la metralla;ni al campo donde el bárbaro denuedode un falso honor, teutónica antigualla,dos pechos pone a dos contrarias puntaspor ofensas reales o presuntas;&lt;/p&gt;</text:p>
          </table:table-cell>
          <table:table-cell table:style-name="ce2" office:value-type="string" calcext:value-type="string">
            <text:p>../assets/img/Andrés_Bello-obras_completas_tomo_3_poesias-MOREL.jpg</text:p>
          </table:table-cell>
          <table:table-cell table:number-columns-repeated="20" table:style-name="ce2" office:value-type="string" calcext:value-type="string">
            <text:p> </text:p>
          </table:table-cell>
          <table:table-cell table:style-name="ce2" office:value-type="float" office:value="1883" calcext:value-type="float">
            <text:p>1883</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Francisco Serrano</text:p>
          </table:table-cell>
          <table:table-cell table:style-name="ce2" office:value-type="string" calcext:value-type="string">
            <text:p>Cien sonetos</text:p>
          </table:table-cell>
          <table:table-cell table:number-columns-repeated="4" table:style-name="ce2" office:value-type="string" calcext:value-type="string">
            <text:p> </text:p>
          </table:table-cell>
          <table:table-cell table:style-name="ce2" office:value-type="string" calcext:value-type="string">
            <text:p>https://ia803402.us.archive.org/25/items/cien-sonetos/Cien%20sonetos.pdf</text:p>
          </table:table-cell>
          <table:table-cell table:number-columns-repeated="17" table:style-name="ce2" office:value-type="string" calcext:value-type="string">
            <text:p> </text:p>
          </table:table-cell>
          <table:table-cell table:style-name="ce2" office:value-type="string" calcext:value-type="string">
            <text:p>San José de Puerto Rico</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Biblioteca Digital Hispánica</text:p>
          </table:table-cell>
          <table:table-cell table:style-name="ce2" office:value-type="string" calcext:value-type="string">
            <text:p>http://bibliotecadigitalhispanica.bne.es/</text:p>
          </table:table-cell>
          <table:table-cell table:number-columns-repeated="2"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No hay más que tú! La tierra, el firmamento&lt;/p&gt;&lt;p&gt;Ese sol que en los mares reverbera&lt;/p&gt;&lt;p&gt;Son como el hombre y la creación entera&lt;/p&gt;&lt;p&gt;Ráfagas fugitivas de tu aliento.&lt;/p&gt;&lt;p&gt;De la nada se alzaron a tu acento&lt;/p&gt;&lt;p&gt;Mil mundos, publicando en su carrera&lt;/p&gt;&lt;p&gt;Que otros mil y otros mil formar pudiera&lt;/p&gt;&lt;p&gt;Una palabra tuya, un pensamiento.&lt;/p&gt;</text:p>
          </table:table-cell>
          <table:table-cell table:style-name="ce2" office:value-type="string" calcext:value-type="string">
            <text:p>../assets/img/cien_sonetos_serrano_francisco_Morel.jpg</text:p>
          </table:table-cell>
          <table:table-cell table:number-columns-repeated="20" table:style-name="ce2" office:value-type="string" calcext:value-type="string">
            <text:p> </text:p>
          </table:table-cell>
          <table:table-cell table:style-name="ce2" office:value-type="float" office:value="1891" calcext:value-type="float">
            <text:p>1891</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Inca Garcilaso de la Vega</text:p>
          </table:table-cell>
          <table:table-cell table:style-name="ce2" office:value-type="string" calcext:value-type="string">
            <text:p>Comentarios reales, tomo II</text:p>
          </table:table-cell>
          <table:table-cell table:number-columns-repeated="4" table:style-name="ce2" office:value-type="string" calcext:value-type="string">
            <text:p> </text:p>
          </table:table-cell>
          <table:table-cell table:style-name="ce2" office:value-type="string" calcext:value-type="string">
            <text:p>https://ia601502.us.archive.org/9/items/comentarios-reales-2-inca-garcilaso-de-la-vega/Comentarios_reales_2_Inca_Garcilaso_de_la_Vega.pdf</text:p>
          </table:table-cell>
          <table:table-cell table:number-columns-repeated="17" table:style-name="ce2" office:value-type="string" calcext:value-type="string">
            <text:p> </text:p>
          </table:table-cell>
          <table:table-cell table:style-name="ce2" office:value-type="string" calcext:value-type="string">
            <text:p>Caraca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Consejo Latinoamericano de Ciencias Sociales</text:p>
          </table:table-cell>
          <table:table-cell table:style-name="ce2" office:value-type="string" calcext:value-type="string">
            <text:p>https://www.clacso.org.ar/biblioteca_ayacucho/</text:p>
          </table:table-cell>
          <table:table-cell table:style-name="ce2" office:value-type="string" calcext:value-type="string">
            <text:p>http://www.worldcat.org/oclc/613079770</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Hecha la guerra y desterrados los males a hierro y a fuego, hacían por todo aquel cuarto de la luna grande fiestas y regocijos, dando gracias al Sol porque les había desterrado sus males; sacrificábanle muchos corderos y carneros, cuya sangre y asaduras quemaban en sacrificio, y la carne asaban en la plaza y la repartían por todos los que se hallaban en la fiesta. Había aquellos días, y también las noches, muchos bailes y cantares y cualquiera otra manera de contento y regocijo, así en las casas como en las plazas, porque el beneficio y la salud que habían recibido era común.&lt;/p&gt;&lt;p&gt;Yo me acuerdo haber visto en mis niñeces parte de esta fiesta.&lt;/p&gt;</text:p>
          </table:table-cell>
          <table:table-cell table:style-name="ce2" office:value-type="string" calcext:value-type="string">
            <text:p>../assets/img/comentarios_dos_garcilaso_Morel.jpg</text:p>
          </table:table-cell>
          <table:table-cell table:number-columns-repeated="20" table:style-name="ce2" office:value-type="string" calcext:value-type="string">
            <text:p> </text:p>
          </table:table-cell>
          <table:table-cell table:style-name="ce2" office:value-type="float" office:value="1976" calcext:value-type="float">
            <text:p>1976</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float" office:value="1608" calcext:value-type="float">
            <text:p>1608</text:p>
          </table:table-cell>
          <table:table-cell table:style-name="ce2" office:value-type="string" calcext:value-type="string">
            <text:p>Inca Garcilaso de la Vega</text:p>
          </table:table-cell>
          <table:table-cell table:style-name="ce2" office:value-type="string" calcext:value-type="string">
            <text:p>Comentarios reales, tomo I</text:p>
          </table:table-cell>
          <table:table-cell table:number-columns-repeated="4" table:style-name="ce2" office:value-type="string" calcext:value-type="string">
            <text:p> </text:p>
          </table:table-cell>
          <table:table-cell table:style-name="ce2" office:value-type="string" calcext:value-type="string">
            <text:p>https://ia601508.us.archive.org/33/items/comentarios-reales-1-inca-garcilaso-de-la-vega/Comentarios_reales_1_Inca_Garcilaso_de_la_Vega.pdf</text:p>
          </table:table-cell>
          <table:table-cell table:number-columns-repeated="17" table:style-name="ce2" office:value-type="string" calcext:value-type="string">
            <text:p> </text:p>
          </table:table-cell>
          <table:table-cell table:style-name="ce2" office:value-type="string" calcext:value-type="string">
            <text:p>Caraca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Consejo Latinoamericano de Ciencias Sociales</text:p>
          </table:table-cell>
          <table:table-cell table:style-name="ce2" office:value-type="string" calcext:value-type="string">
            <text:p>https://www.clacso.org.ar/biblioteca_ayacucho/</text:p>
          </table:table-cell>
          <table:table-cell table:style-name="ce2" office:value-type="string" calcext:value-type="string">
            <text:p>http://www.worldcat.org/oclc/491327016</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Los SACRIFICIOS que los Incas ofrecieron al Sol fueron de muchas y diversas cosas, como animales domésticos grandes y chicos. El sacrificio principal y el más estimado era el de los corderos, y luego el de los carneros, luego el de las ovejas machorras. (…)&lt;/p&gt;&lt;p&gt;De manera que en los sacrificios fueron los Incas casi o del todo semejantes a los indios de la primera edad. Sólo se diferenciaron en que no sacrificaron carne ni sangre humana con muerte, antes lo abominaron y prohibieron como el comerla, y si algunos historiadores lo han escrito, fue porque los relatores los engañaron, por no dividir las eda-des y las provincias, dónde y cuándo se hacían los semejantes sacrificios de hombres, mujeres y niños.&lt;/p&gt;</text:p>
          </table:table-cell>
          <table:table-cell table:style-name="ce2" office:value-type="string" calcext:value-type="string">
            <text:p>../assets/img/comentarios_reales_garcilaso_Morel.jpg</text:p>
          </table:table-cell>
          <table:table-cell table:number-columns-repeated="20" table:style-name="ce2" office:value-type="string" calcext:value-type="string">
            <text:p> </text:p>
          </table:table-cell>
          <table:table-cell table:style-name="ce2" office:value-type="float" office:value="1976" calcext:value-type="float">
            <text:p>1976</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Diego Durán</text:p>
          </table:table-cell>
          <table:table-cell table:style-name="ce2" office:value-type="string" calcext:value-type="string">
            <text:p>Historia de las Indias de Nueva-España Tomo II</text:p>
          </table:table-cell>
          <table:table-cell table:number-columns-repeated="4" table:style-name="ce2" office:value-type="string" calcext:value-type="string">
            <text:p> </text:p>
          </table:table-cell>
          <table:table-cell table:style-name="ce2" office:value-type="string" calcext:value-type="string">
            <text:p>https://ia601501.us.archive.org/32/items/historia-de-las-indias-de-nueva-espana-tomo-ii/Historia%20De%20Las%20Indias%20De%20Nueva%20Espa%C3%B1a%20Tomo%20II.pdf</text:p>
          </table:table-cell>
          <table:table-cell table:number-columns-repeated="17" table:style-name="ce2" office:value-type="string" calcext:value-type="string">
            <text:p> </text:p>
          </table:table-cell>
          <table:table-cell table:style-name="ce2" office:value-type="string" calcext:value-type="string">
            <text:p>Ciudad de México</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American Libraries</text:p>
          </table:table-cell>
          <table:table-cell table:style-name="ce2" office:value-type="string" calcext:value-type="string">
            <text:p>https://archive.org/details/americana</text:p>
          </table:table-cell>
          <table:table-cell table:style-name="ce2" office:value-type="string" calcext:value-type="string">
            <text:p>http://www.worldcat.org/oclc/312347300</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En todas las ciudades, villas y lugares desta Nueva España en su ynfidelidad tenían los yndios un dios particular, y aunque los tenían todos y los adoraban y reverenciaban y celebraban sus fiestas tenían empero uno en particular, señalado a quien como abogado del pueblo co mayores ceremonias y sacrificios honraban como hacen agora que aunque solenican las fiestas de los santos, todos empero la fiesta del pueblo y abocación del celebranla con toda la solenidad posible, y así era antiguamente en las fiestas de los ydolores, que teniendo cada pueblo su ydolo por abogado en su día hacían exesiva fiesta y gasto.&lt;/p&gt;</text:p>
          </table:table-cell>
          <table:table-cell table:style-name="ce2" office:value-type="string" calcext:value-type="string">
            <text:p>../assets/img/historia_dos_diego_duran_Morel.jpg</text:p>
          </table:table-cell>
          <table:table-cell table:number-columns-repeated="20" table:style-name="ce2" office:value-type="string" calcext:value-type="string">
            <text:p> </text:p>
          </table:table-cell>
          <table:table-cell table:style-name="ce2" office:value-type="float" office:value="1880" calcext:value-type="float">
            <text:p>1880</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Juan de Castellanos</text:p>
          </table:table-cell>
          <table:table-cell table:style-name="ce2" office:value-type="string" calcext:value-type="string">
            <text:p>Elegías de varones ilustres de Indias</text:p>
          </table:table-cell>
          <table:table-cell table:number-columns-repeated="4" table:style-name="ce2" office:value-type="string" calcext:value-type="string">
            <text:p> </text:p>
          </table:table-cell>
          <table:table-cell table:style-name="ce2" office:value-type="string" calcext:value-type="string">
            <text:p>https://archive.org/download/elegias-de-varones-ilustres-de-indias-1/Eleg%C3%ADas_de_varones_ilustres_de_Indias%20%281%29.pdf</text:p>
          </table:table-cell>
          <table:table-cell table:number-columns-repeated="17" table:style-name="ce2" office:value-type="string" calcext:value-type="string">
            <text:p> </text:p>
          </table:table-cell>
          <table:table-cell table:style-name="ce2" office:value-type="string" calcext:value-type="string">
            <text:p>Madrid</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Google Books</text:p>
          </table:table-cell>
          <table:table-cell table:style-name="ce2" office:value-type="string" calcext:value-type="string">
            <text:p>http://books.google.com</text:p>
          </table:table-cell>
          <table:table-cell table:number-columns-repeated="2"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A cantos elegíacos levantoCon débiles acentos voz anciana,Bien como blanco cisne que con cantoSu muerte soleniza ya cercana:No penen mis amigos con espanto,Por no lo comenzar mas de mañana;Pues suelen diferir buenos intentosMil varios y diversos corrimientos.&lt;/p&gt;&lt;p&gt;Para dar órden á lo prometido,Orbe de Indias es el que me llamaA sacar del sepulcro del olvidoA quien merece bien eterna fama:Diré lo que me fuere permitidoPor la que descompone nuestra trama,Pues para correr vías tan distantesHabía de tomallas mucho antes.&lt;/p&gt;</text:p>
          </table:table-cell>
          <table:table-cell table:style-name="ce2" office:value-type="string" calcext:value-type="string">
            <text:p>../assets/img/Elegias_de_varones_ilustres_de_Indias-Juan_de_Castellanos.jpg</text:p>
          </table:table-cell>
          <table:table-cell table:number-columns-repeated="20" table:style-name="ce2" office:value-type="string" calcext:value-type="string">
            <text:p> </text:p>
          </table:table-cell>
          <table:table-cell table:style-name="ce2" office:value-type="float" office:value="1857" calcext:value-type="float">
            <text:p>1857</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float" office:value="1945" calcext:value-type="float">
            <text:p>1945</text:p>
          </table:table-cell>
          <table:table-cell table:style-name="ce2" office:value-type="string" calcext:value-type="string">
            <text:p>Domingo Faustino Sarmiento</text:p>
          </table:table-cell>
          <table:table-cell table:style-name="ce2" office:value-type="string" calcext:value-type="string">
            <text:p>Facundo</text:p>
          </table:table-cell>
          <table:table-cell table:number-columns-repeated="4" table:style-name="ce2" office:value-type="string" calcext:value-type="string">
            <text:p> </text:p>
          </table:table-cell>
          <table:table-cell table:style-name="ce2" office:value-type="string" calcext:value-type="string">
            <text:p>https://ia601500.us.archive.org/34/items/sarmiento-domingo-faustino.-facundo-1993/Sarmiento%2C%20Domingo%20Faustino.%20-%20Facundo%20%5B1993%5D.pdf</text:p>
          </table:table-cell>
          <table:table-cell table:number-columns-repeated="17" table:style-name="ce2" office:value-type="string" calcext:value-type="string">
            <text:p> </text:p>
          </table:table-cell>
          <table:table-cell table:style-name="ce2" office:value-type="string" calcext:value-type="string">
            <text:p>Caraca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Consejo Latinoamericano de Ciencias Sociales</text:p>
          </table:table-cell>
          <table:table-cell table:style-name="ce2" office:value-type="string" calcext:value-type="string">
            <text:p>https://www.clacso.org.ar/biblioteca_ayacucho/</text:p>
          </table:table-cell>
          <table:table-cell table:style-name="ce2" office:value-type="string" calcext:value-type="string">
            <text:p>http://www.worldcat.org/oclc/40897973</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Facundo, pues, era de estatura baja y fornida; sus anchas espaldas sostenían sobre un cuello corto, una cabeza bien formada, cubierta de pelo espesísimo, negro y ensortijado. Su cara, un poco ovalada, estaba hundida en medio de un bosque de pelo, a que correspondía una barba igualmente espesa, igualmente crespa y negra, que subía hasta los juanetes, bastante pronunciados, para descubrir una voluntad firme y tenaz.Sus ojos, llenos de fuego y sombreados por pobladas cejas, causaban una sensación involuntaria de terror en aquellos sobre quienes, alguna vez, llegaban a fijarse; porque Facundo no miraba nunca de frente, y por hábito, por arte, por deseo de hacerse siempre temible, tenía de ordinario la cabeza inclinada y miraba por entre las cejas, como el Alí-Bajá de Monvoisin.&lt;/p&gt;</text:p>
          </table:table-cell>
          <table:table-cell table:style-name="ce2" office:value-type="string" calcext:value-type="string">
            <text:p>../assets/img/Domingo_Sarmiento_Facundo_Morel.jpg</text:p>
          </table:table-cell>
          <table:table-cell table:number-columns-repeated="20" table:style-name="ce2" office:value-type="string" calcext:value-type="string">
            <text:p> </text:p>
          </table:table-cell>
          <table:table-cell table:style-name="ce2" office:value-type="float" office:value="1993" calcext:value-type="float">
            <text:p>1993</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Manuel González Prada;Rufino Blanco Fombona</text:p>
          </table:table-cell>
          <table:table-cell table:style-name="ce2" office:value-type="string" calcext:value-type="string">
            <text:p>Figuras y figurones</text:p>
          </table:table-cell>
          <table:table-cell table:number-columns-repeated="4" table:style-name="ce2" office:value-type="string" calcext:value-type="string">
            <text:p> </text:p>
          </table:table-cell>
          <table:table-cell table:style-name="ce2" office:value-type="string" calcext:value-type="string">
            <text:p>https://ia601908.us.archive.org/26/items/figuras-y-figurones-manuel-pardo-pierola-romana-jose-pardo/figuras-y-figurones-manuel-pardo-pierola-romana-jose-pardo.pdf</text:p>
          </table:table-cell>
          <table:table-cell table:number-columns-repeated="17" table:style-name="ce2" office:value-type="string" calcext:value-type="string">
            <text:p> </text:p>
          </table:table-cell>
          <table:table-cell table:style-name="ce2" office:value-type="string" calcext:value-type="string">
            <text:p>Parí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Cervantes Virtual</text:p>
          </table:table-cell>
          <table:table-cell table:style-name="ce2" office:value-type="string" calcext:value-type="string">
            <text:p>http://www.cervantesvirtual.com</text:p>
          </table:table-cell>
          <table:table-cell table:style-name="ce2" office:value-type="string" calcext:value-type="string">
            <text:p>http://www.worldcat.org/oclc/976824688</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Si Enrique Heine envidiaba la suerte de los Magyares porque morían en garras de leones mientras los alemanes sucumbían en los dientes de perros y lobos ¿qué diremos nosotros? Aunque poseamos muchas constituciones, muchos códigos y muchas leyes y decretos, los peruanos geminos bajo tiranías inconcebibles ya en el Viejo Mundo, vivimos en la época terciaria de la política sufriendo las embestidas de reptiles y mamíferos desaparecidos de la fauna europea.En Pierola diseñamos a uno de los bárbaros prehistóricos en medio de la civilización moderna, a uno de esos presidentes sudamericanos que justifican las palabras de Child, Gustavo Le Bon y Cecilio Rhodes.&lt;/p&gt;</text:p>
          </table:table-cell>
          <table:table-cell table:style-name="ce2" office:value-type="string" calcext:value-type="string">
            <text:p>../assets/img/Manuel_Gonzalez_Prada-Figuras_y_figurones-MOREL.jpg</text:p>
          </table:table-cell>
          <table:table-cell table:number-columns-repeated="20" table:style-name="ce2" office:value-type="string" calcext:value-type="string">
            <text:p> </text:p>
          </table:table-cell>
          <table:table-cell table:style-name="ce2" office:value-type="float" office:value="1938" calcext:value-type="float">
            <text:p>1938</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Diego Durán</text:p>
          </table:table-cell>
          <table:table-cell table:style-name="ce2" office:value-type="string" calcext:value-type="string">
            <text:p>Historia de las Indias de Nueva-España Tomo I</text:p>
          </table:table-cell>
          <table:table-cell table:number-columns-repeated="4" table:style-name="ce2" office:value-type="string" calcext:value-type="string">
            <text:p> </text:p>
          </table:table-cell>
          <table:table-cell table:style-name="ce2" office:value-type="string" calcext:value-type="string">
            <text:p>https://ia601506.us.archive.org/30/items/historia-de-las-indias-de-nueva-espana-tomo-i-diego-duran/Historia%20de%20las%20Indias%20de%20Nueva-Espa%C3%B1a%20Tomo%20I%20-%20Diego%20Dur%C3%A1n.pdf</text:p>
          </table:table-cell>
          <table:table-cell table:number-columns-repeated="17" table:style-name="ce2" office:value-type="string" calcext:value-type="string">
            <text:p> </text:p>
          </table:table-cell>
          <table:table-cell table:style-name="ce2" office:value-type="string" calcext:value-type="string">
            <text:p>Ciudad de México</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American Libraries</text:p>
          </table:table-cell>
          <table:table-cell table:style-name="ce2" office:value-type="string" calcext:value-type="string">
            <text:p>https://archive.org/details/americana</text:p>
          </table:table-cell>
          <table:table-cell table:style-name="ce2" office:value-type="string" calcext:value-type="string">
            <text:p>http://www.worldcat.org/oclc/162657826</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Fueron siempre los hechos y proezas de los mexicanos tan llenos de hazañas, que á los que no lo saben y á ellos conoce y dado que no los conozca, no dejarán de recibir gusto y contento de saber sus antiguallas, con la sucesión y principios suyos, con otros muchos acontecimientos que po ellos pasaron dignos de memoria.No ignoro el escesivo trabajo que será relatar crónica y historias tan antiguas, especialmente tomándolas tan de atrás, porque allende de auer los Religiosos antiguos quemado los libros y escrituras y auerse perdido todas, faltan ya los viejos ancianos y antiguos que podrían ser autores de esta escriptura, y hablar de la fundación y cimiento desta tierra, de los quales había yo de tomar el intento de sus antiguedades.&lt;/p&gt;</text:p>
          </table:table-cell>
          <table:table-cell table:style-name="ce2" office:value-type="string" calcext:value-type="string">
            <text:p>../assets/img/historia_indias_diego_duran_Morel.jpg</text:p>
          </table:table-cell>
          <table:table-cell table:number-columns-repeated="20" table:style-name="ce2" office:value-type="string" calcext:value-type="string">
            <text:p> </text:p>
          </table:table-cell>
          <table:table-cell table:style-name="ce2" office:value-type="float" office:value="1905" calcext:value-type="float">
            <text:p>1905</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Juan Lussich</text:p>
          </table:table-cell>
          <table:table-cell table:style-name="ce2" office:value-type="string" calcext:value-type="string">
            <text:p>La Pluma Alegre, Prosa y Verso</text:p>
          </table:table-cell>
          <table:table-cell table:number-columns-repeated="4" table:style-name="ce2" office:value-type="string" calcext:value-type="string">
            <text:p> </text:p>
          </table:table-cell>
          <table:table-cell table:style-name="ce2" office:value-type="string" calcext:value-type="string">
            <text:p>https://ia803406.us.archive.org/24/items/la-pluma-alegre-antonio-lussich/La%20pluma%20alegre%20-%20Antonio%20Lussich.pdf</text:p>
          </table:table-cell>
          <table:table-cell table:number-columns-repeated="17" table:style-name="ce2" office:value-type="string" calcext:value-type="string">
            <text:p> </text:p>
          </table:table-cell>
          <table:table-cell table:style-name="ce2" office:value-type="string" calcext:value-type="string">
            <text:p>Buenos Aire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Biblioteca Digital Hispánica</text:p>
          </table:table-cell>
          <table:table-cell table:style-name="ce2" office:value-type="string" calcext:value-type="string">
            <text:p>http://bibliotecadigitalhispanica.bne.es/</text:p>
          </table:table-cell>
          <table:table-cell table:style-name="ce2" office:value-type="string" calcext:value-type="string">
            <text:p>http://www.worldcat.org/oclc/781301645</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Sin ti, halo todo en derredor vacío,&lt;/p&gt;&lt;p&gt;todo helado y sin luz, todo es tristeza!&lt;/p&gt;&lt;p&gt;y no siendo en tu amor, no pienso en nada…&lt;/p&gt;&lt;p&gt;ni aún en la gloria, mi gentil quimera!&lt;/p&gt;&lt;p&gt;¿Y de qué sirve de la gloria el lauro,&lt;/p&gt;&lt;p&gt;el dulce lauro, al triunfador poeta,&lt;/p&gt;&lt;p&gt;si no lo ciñe a su radiante fuente&lt;/p&gt;&lt;p&gt;la mujer de su amor con mano trémula?&lt;/p&gt;</text:p>
          </table:table-cell>
          <table:table-cell table:style-name="ce2" office:value-type="string" calcext:value-type="string">
            <text:p>../assets/img/pluma_alegre_juan_lussich_Morel.jpg</text:p>
          </table:table-cell>
          <table:table-cell table:number-columns-repeated="20" table:style-name="ce2" office:value-type="string" calcext:value-type="string">
            <text:p> </text:p>
          </table:table-cell>
          <table:table-cell table:style-name="ce2" office:value-type="float" office:value="1885" calcext:value-type="float">
            <text:p>1885</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float" office:value="1926" calcext:value-type="float">
            <text:p>1926</text:p>
          </table:table-cell>
          <table:table-cell table:style-name="ce2" office:value-type="string" calcext:value-type="string">
            <text:p>Roberto Arlt</text:p>
          </table:table-cell>
          <table:table-cell table:style-name="ce2" office:value-type="string" calcext:value-type="string">
            <text:p>El juguete rabioso</text:p>
          </table:table-cell>
          <table:table-cell table:number-columns-repeated="4" table:style-name="ce2" office:value-type="string" calcext:value-type="string">
            <text:p> </text:p>
          </table:table-cell>
          <table:table-cell table:style-name="ce2" office:value-type="string" calcext:value-type="string">
            <text:p>https://ia601401.us.archive.org/25/items/el-juguete-rabioso-arlt/El_juguete.pdf</text:p>
          </table:table-cell>
          <table:table-cell table:number-columns-repeated="17" table:style-name="ce2" office:value-type="string" calcext:value-type="string">
            <text:p> </text:p>
          </table:table-cell>
          <table:table-cell table:style-name="ce2" office:value-type="string" calcext:value-type="string">
            <text:p>Buenos Aire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Red de Bibliotecas Landivarianas</text:p>
          </table:table-cell>
          <table:table-cell table:style-name="ce2" office:value-type="string" calcext:value-type="string">
            <text:p>http://www.url.edu.gt/PortalBiblioteca/</text:p>
          </table:table-cell>
          <table:table-cell table:style-name="ce2" office:value-type="string" calcext:value-type="string">
            <text:p>http://www.worldcat.org/oclc/760670373</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Una vez solo, varios temores se levantaron en mi entendimiento.Yo vi mi existencia prolongada entre todos los hombres. La infamia estiraba mi vida entre ellos y cada uno de ellos podía tocarme con un dedo. Y yo, ya no me pertenecía a mí mismo para nunca jamás.Decíame:—Porque si hago eso destruiré la vida del hombre más noble que he conocido.Si hago eso me condeno para siempre.Y estaré solo, y seré como Judas Iscariote.Toda la vida llevaré una pena.&lt;/p&gt;</text:p>
          </table:table-cell>
          <table:table-cell table:style-name="ce2" office:value-type="string" calcext:value-type="string">
            <text:p>../assets/img/Roberto_Arlt_El_Juguete_rabioso_Morel.jpg</text:p>
          </table:table-cell>
          <table:table-cell table:number-columns-repeated="20" table:style-name="ce2" office:value-type="string" calcext:value-type="string">
            <text:p> </text:p>
          </table:table-cell>
          <table:table-cell table:style-name="ce2" office:value-type="float" office:value="1993" calcext:value-type="float">
            <text:p>1993</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José Carlos Mariátegui</text:p>
          </table:table-cell>
          <table:table-cell table:style-name="ce2" office:value-type="string" calcext:value-type="string">
            <text:p>Literatura y estética</text:p>
          </table:table-cell>
          <table:table-cell table:number-columns-repeated="4" table:style-name="ce2" office:value-type="string" calcext:value-type="string">
            <text:p> </text:p>
          </table:table-cell>
          <table:table-cell table:style-name="ce2" office:value-type="string" calcext:value-type="string">
            <text:p>https://ia601504.us.archive.org/27/items/jose-carlos-mariategui-literatura-y-estetica/Jose%CC%81%20Carlos%20Maria%CC%81tegui-Literatura%20y%20este%CC%81tica.pdf</text:p>
          </table:table-cell>
          <table:table-cell table:number-columns-repeated="17" table:style-name="ce2" office:value-type="string" calcext:value-type="string">
            <text:p> </text:p>
          </table:table-cell>
          <table:table-cell table:style-name="ce2" office:value-type="string" calcext:value-type="string">
            <text:p>Caraca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Biblioteca Ayacucho Digital</text:p>
          </table:table-cell>
          <table:table-cell table:number-columns-repeated="3"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TÚ, LECTOR INQUIETO , que recorres ansioso las columnas de los diarios buscando la nota sensacional ávidamente; tú, lector amable, que los lees regalado y sereno como una distracción de sobremesa; tú, lector práctico, a quien sólo atraen las noticias en que se refleja la fiebre de las especulaciones diarias; tú, lector despreocupado, para quien esta revisión ritual de la prensa es un frívolo pasatiempo, te detuviste quizá ante el relato de ese doloroso, de ese triste drama pasional que anteayer pusiera en la grotesca y jocunda bufonada de la crónica de policía una trágica nota de guignol.&lt;/p&gt;</text:p>
          </table:table-cell>
          <table:table-cell table:style-name="ce2" office:value-type="string" calcext:value-type="string">
            <text:p>../assets/img/Jose-Carlos-Mariátegui_Literatura y estética_MOREL.jpg</text:p>
          </table:table-cell>
          <table:table-cell table:number-columns-repeated="20" table:style-name="ce2" office:value-type="string" calcext:value-type="string">
            <text:p> </text:p>
          </table:table-cell>
          <table:table-cell table:style-name="ce2" office:value-type="float" office:value="2006" calcext:value-type="float">
            <text:p>2006</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Francisco López de Gómara</text:p>
          </table:table-cell>
          <table:table-cell table:style-name="ce2" office:value-type="string" calcext:value-type="string">
            <text:p>Historia general de las Indias, tomo I</text:p>
          </table:table-cell>
          <table:table-cell table:number-columns-repeated="4" table:style-name="ce2" office:value-type="string" calcext:value-type="string">
            <text:p> </text:p>
          </table:table-cell>
          <table:table-cell table:style-name="ce2" office:value-type="string" calcext:value-type="string">
            <text:p>https://ia601409.us.archive.org/27/items/historia-general-de-las-indias-tomo-i/Historia%20general%20de%20las%20indias%20tomo%20I.pdf</text:p>
          </table:table-cell>
          <table:table-cell table:number-columns-repeated="17" table:style-name="ce2" office:value-type="string" calcext:value-type="string">
            <text:p> </text:p>
          </table:table-cell>
          <table:table-cell table:style-name="ce2" office:value-type="string" calcext:value-type="string">
            <text:p>Madrid</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American Libraries</text:p>
          </table:table-cell>
          <table:table-cell table:style-name="ce2" office:value-type="string" calcext:value-type="string">
            <text:p>https://archive.org/details/americana</text:p>
          </table:table-cell>
          <table:table-cell table:style-name="ce2" office:value-type="string" calcext:value-type="string">
            <text:p>http://www.worldcat.org/oclc/638786200</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Muchas razones hay para probar ser el mundo redondo y no llano. Empero la más clara y más a ojos vistas es la vuelta redonda que con increíble presteza le da el sol cada día. Siendo, pues, redondo todo el cuerpo del mundo, de necesidad han de ser redondas todas sus partes, especial los elementos, que son tierra, agua, aire, fuego. La tierra, que es el centro del mundo, según lo muestran los equinoccios, está fija, fuerte, y tan recia y bien fundada sobre sí misma, que nunca faltará ni flaqueará; y sin esto, tira y atrae para sí los extremos.&lt;/p&gt;</text:p>
          </table:table-cell>
          <table:table-cell table:style-name="ce2" office:value-type="string" calcext:value-type="string">
            <text:p>../assets/img/lopez_gomara_historia_indias_Morel.jpg</text:p>
          </table:table-cell>
          <table:table-cell table:number-columns-repeated="20" table:style-name="ce2" office:value-type="string" calcext:value-type="string">
            <text:p> </text:p>
          </table:table-cell>
          <table:table-cell table:style-name="ce2" office:value-type="float" office:value="1922" calcext:value-type="float">
            <text:p>1922</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Joaquín V. González</text:p>
          </table:table-cell>
          <table:table-cell table:style-name="ce2" office:value-type="string" calcext:value-type="string">
            <text:p>Patria</text:p>
          </table:table-cell>
          <table:table-cell table:number-columns-repeated="4" table:style-name="ce2" office:value-type="string" calcext:value-type="string">
            <text:p> </text:p>
          </table:table-cell>
          <table:table-cell table:style-name="ce2" office:value-type="string" calcext:value-type="string">
            <text:p>https://ia601806.us.archive.org/29/items/patria-joaquin-v.-gonzalez/Patria%20-%20Joaquin%20V.%20Gonz%C3%A1lez.pdf</text:p>
          </table:table-cell>
          <table:table-cell table:number-columns-repeated="17" table:style-name="ce2" office:value-type="string" calcext:value-type="string">
            <text:p> </text:p>
          </table:table-cell>
          <table:table-cell table:style-name="ce2" office:value-type="string" calcext:value-type="string">
            <text:p>Buenos Aire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Repositorio Digital de Ciencia y Cultura de El Salvador</text:p>
          </table:table-cell>
          <table:table-cell table:style-name="ce2" office:value-type="string" calcext:value-type="string">
            <text:p>http://www.redicces.org.sv/jspui/</text:p>
          </table:table-cell>
          <table:table-cell table:style-name="ce2" office:value-type="string" calcext:value-type="string">
            <text:p>http://www.worldcat.org/oclc/565566048</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Cuando más nos alejamos de la juventud, en que nos place rendir tributo á los sentimientos exquisitos del alma, se nos hace más difícil confesar que un día nos invade el hielo de la duda, del escepticismo, de la sensualidad de la vida, por último, hasta el grado de hacernos temblar por el porvenir, y con cierto agudo remordimiento por haber olvidado enseñanzas adorables, que así nos seducen en la niñez como reaparecen en los últimos años, semejantes á esos reflejos de sol poniente que brotan entre nubes sombrías en el horizonte opuesto. ¡Oh, entonces, qué bella se transparenta la edad impecable, y qué radientes y alegres nos llegan sus recuerdos!&lt;/p&gt;</text:p>
          </table:table-cell>
          <table:table-cell table:style-name="ce2" office:value-type="string" calcext:value-type="string">
            <text:p>../assets/img/patria_joaquin_gonzalez.jpg</text:p>
          </table:table-cell>
          <table:table-cell table:number-columns-repeated="20" table:style-name="ce2" office:value-type="string" calcext:value-type="string">
            <text:p> </text:p>
          </table:table-cell>
          <table:table-cell table:style-name="ce2" office:value-type="float" office:value="1906" calcext:value-type="float">
            <text:p>1906</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float" office:value="1919" calcext:value-type="float">
            <text:p>1919</text:p>
          </table:table-cell>
          <table:table-cell table:style-name="ce2" office:value-type="string" calcext:value-type="string">
            <text:p>Emiliano Zapata;Atenor Sala</text:p>
          </table:table-cell>
          <table:table-cell table:style-name="ce2" office:value-type="string" calcext:value-type="string">
            <text:p>El problema agrario en la república mexicana / El sistema Sala y el Plan de ayala</text:p>
          </table:table-cell>
          <table:table-cell table:number-columns-repeated="4" table:style-name="ce2" office:value-type="string" calcext:value-type="string">
            <text:p> </text:p>
          </table:table-cell>
          <table:table-cell table:style-name="ce2" office:value-type="string" calcext:value-type="string">
            <text:p>https://ia800300.us.archive.org/33/items/emilianozapataye00salauoft/emilianozapataye00salauoft_bw.pdf</text:p>
          </table:table-cell>
          <table:table-cell table:number-columns-repeated="17" table:style-name="ce2" office:value-type="string" calcext:value-type="string">
            <text:p> </text:p>
          </table:table-cell>
          <table:table-cell table:style-name="ce2" office:value-type="string" calcext:value-type="string">
            <text:p>Ciudad de México</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University of Toronto</text:p>
          </table:table-cell>
          <table:table-cell table:style-name="ce2" office:value-type="string" calcext:value-type="string">
            <text:p>https://archive.org/details/university_of_toronto</text:p>
          </table:table-cell>
          <table:table-cell table:number-columns-repeated="2"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He estudiado con profundidad la cuestión agraria y las causas verdaderas de esta Revolución Social, que puedo asegurar a usted que del número de pueblos que hay en los Estados del Sur, el 80 por ciento tienen sus títulos para poder comprobar su propiedad y la injusticia de los despojos de que fueron objeto, pues en mis manos he tenido infinidad de títulos de muchos pueblos, y con claridad he palpado el robo de que han sido víctimas la mayoría de los pueblos de nuestro país.&lt;/p&gt;</text:p>
          </table:table-cell>
          <table:table-cell table:style-name="ce2" office:value-type="string" calcext:value-type="string">
            <text:p>../assets/img/Plan_de_Ayala-Emiliano_Zapata-MOREL.jpg</text:p>
          </table:table-cell>
          <table:table-cell table:number-columns-repeated="20" table:style-name="ce2" office:value-type="string" calcext:value-type="string">
            <text:p> </text:p>
          </table:table-cell>
          <table:table-cell table:style-name="ce2" office:value-type="float" office:value="1919" calcext:value-type="float">
            <text:p>1919</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Rubén Darío</text:p>
          </table:table-cell>
          <table:table-cell table:style-name="ce2" office:value-type="string" calcext:value-type="string">
            <text:p>Poesía</text:p>
          </table:table-cell>
          <table:table-cell table:number-columns-repeated="4" table:style-name="ce2" office:value-type="string" calcext:value-type="string">
            <text:p> </text:p>
          </table:table-cell>
          <table:table-cell table:style-name="ce2" office:value-type="string" calcext:value-type="string">
            <text:p>https://ia601409.us.archive.org/15/items/poesia-ruben-dario-1/Poesia_Ruben_Dario%281%29.pdf</text:p>
          </table:table-cell>
          <table:table-cell table:number-columns-repeated="17" table:style-name="ce2" office:value-type="string" calcext:value-type="string">
            <text:p> </text:p>
          </table:table-cell>
          <table:table-cell table:style-name="ce2" office:value-type="string" calcext:value-type="string">
            <text:p>Caraca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Consejo Latinoamericano de Ciencias Sociales</text:p>
          </table:table-cell>
          <table:table-cell table:style-name="ce2" office:value-type="string" calcext:value-type="string">
            <text:p>https://www.clacso.org.ar/biblioteca_ayacucho/</text:p>
          </table:table-cell>
          <table:table-cell table:style-name="ce2" office:value-type="string" calcext:value-type="string">
            <text:p>http://www.worldcat.org/oclc/489813022</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Venus”&lt;/p&gt;&lt;p&gt;En la tranquila noche, mis nostalgias amargas sufría.&lt;/p&gt;&lt;p&gt;En busca de quietud bajé al fresco y callado jardín.&lt;/p&gt;&lt;p&gt;En el obscuro cielo Venus bella temblando lucía,&lt;/p&gt;&lt;p&gt;como incrustado en ébano un dorado y divino jazmín.&lt;/p&gt;&lt;p&gt;A mi alma enamorada, una reina oriental parecía,&lt;/p&gt;&lt;p&gt;que esperaba a su amante bajo el techo de su camarín,&lt;/p&gt;&lt;p&gt;o que, llevada en hombros, la profunda extensión recorría,&lt;/p&gt;&lt;p&gt;triunfante y luminosa, recostada sobre un palanquín.&lt;/p&gt;&lt;p&gt;«¡Oh, reina rubia! ?díjele?, mi alma quiere dejar su crisálida&lt;/p&gt;&lt;p&gt;y volar hacia ti, y tus labios de fuego besar;&lt;/p&gt;&lt;p&gt;y flotar en el nimbo que derrama en tu frente luz pálida,&lt;/p&gt;&lt;p&gt;y en siderales éxtasis no dejarte un momento de amar».&lt;/p&gt;&lt;p&gt;El aire de la noche refrescaba la atmósfera cálida.&lt;/p&gt;&lt;p&gt;Venus, desde el abismo, me miraba con triste mirar.&lt;/p&gt;</text:p>
          </table:table-cell>
          <table:table-cell table:style-name="ce2" office:value-type="string" calcext:value-type="string">
            <text:p>../assets/img/Ruben_Dario_Poesia_Morel.jpg</text:p>
          </table:table-cell>
          <table:table-cell table:number-columns-repeated="20" table:style-name="ce2" office:value-type="string" calcext:value-type="string">
            <text:p> </text:p>
          </table:table-cell>
          <table:table-cell table:style-name="ce2" office:value-type="float" office:value="1983" calcext:value-type="float">
            <text:p>1983</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José Joaquín de Olmedo;Andrés Bello;José María Heredia</text:p>
          </table:table-cell>
          <table:table-cell table:style-name="ce2" office:value-type="string" calcext:value-type="string">
            <text:p>Poesía de la independencia</text:p>
          </table:table-cell>
          <table:table-cell table:number-columns-repeated="4" table:style-name="ce2" office:value-type="string" calcext:value-type="string">
            <text:p> </text:p>
          </table:table-cell>
          <table:table-cell table:style-name="ce2" office:value-type="string" calcext:value-type="string">
            <text:p>https://ia601404.us.archive.org/30/items/poesia-de-la-independencia/Poesia_de_la_independencia.pdf</text:p>
          </table:table-cell>
          <table:table-cell table:number-columns-repeated="17" table:style-name="ce2" office:value-type="string" calcext:value-type="string">
            <text:p> </text:p>
          </table:table-cell>
          <table:table-cell table:style-name="ce2" office:value-type="string" calcext:value-type="string">
            <text:p>Caracas</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Consejo Latinoamericano de Ciencias Sociales</text:p>
          </table:table-cell>
          <table:table-cell table:style-name="ce2" office:value-type="string" calcext:value-type="string">
            <text:p>https://www.clacso.org.ar/biblioteca_ayacucho/</text:p>
          </table:table-cell>
          <table:table-cell table:style-name="ce2" office:value-type="string" calcext:value-type="string">
            <text:p>http://www.worldcat.org/oclc/731034333</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Por esta noble libertad se llama&lt;/p&gt;&lt;p&gt;el siglo en que vivimos&lt;/p&gt;&lt;p&gt;el siglo de las luces, aunque brama&lt;/p&gt;&lt;p&gt;sañudo el fanatismo, que quisiera&lt;/p&gt;&lt;p&gt;muchos lustros al tiempo en su carrera&lt;/p&gt;&lt;p&gt;hacer retrogradar porque tornara&lt;/p&gt;&lt;p&gt;su poderío infausto abominable,&lt;/p&gt;&lt;p&gt;antes por la ignorancia respetado,&lt;/p&gt;&lt;p&gt;pero en días felices, execrable&lt;/p&gt;&lt;p&gt;al Universo en fin desengañado.&lt;/p&gt;</text:p>
          </table:table-cell>
          <table:table-cell table:style-name="ce2" office:value-type="string" calcext:value-type="string">
            <text:p>../assets/img/Poesia_de_la_independencia.jpg</text:p>
          </table:table-cell>
          <table:table-cell table:number-columns-repeated="20" table:style-name="ce2" office:value-type="string" calcext:value-type="string">
            <text:p> </text:p>
          </table:table-cell>
          <table:table-cell table:style-name="ce2" office:value-type="float" office:value="1979" calcext:value-type="float">
            <text:p>1979</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Anónimo</text:p>
          </table:table-cell>
          <table:table-cell table:style-name="ce2" office:value-type="string" calcext:value-type="string">
            <text:p>Popol Vuh</text:p>
          </table:table-cell>
          <table:table-cell table:number-columns-repeated="4" table:style-name="ce2" office:value-type="string" calcext:value-type="string">
            <text:p> </text:p>
          </table:table-cell>
          <table:table-cell table:style-name="ce2" office:value-type="string" calcext:value-type="string">
            <text:p>https://ia601409.us.archive.org/29/items/popol-vuh_202009/Popol_Vuh.pdf</text:p>
          </table:table-cell>
          <table:table-cell table:number-columns-repeated="17" table:style-name="ce2" office:value-type="string" calcext:value-type="string">
            <text:p> </text:p>
          </table:table-cell>
          <table:table-cell table:style-name="ce2" office:value-type="string" calcext:value-type="string">
            <text:p>San Salvador</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Biblioteca Digital Hispánica</text:p>
          </table:table-cell>
          <table:table-cell table:style-name="ce2" office:value-type="string" calcext:value-type="string">
            <text:p>http://bibliotecadigitalhispanica.bne.es/</text:p>
          </table:table-cell>
          <table:table-cell table:style-name="ce2" office:value-type="string" calcext:value-type="string">
            <text:p>http://www.worldcat.org/oclc/2175747</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He ahí, pues, la primera palabra y el primer discurso. No habían aún un solo hombre ni un solo animal; no había pájaros, ni pescados, ni cangrejos, ni bosques, ni piedras, ni barrancas, ni quebradas, ni yerbas, ni florestas; sólo el cielo existía.&lt;/p&gt;&lt;p&gt;La faz de la tierra no se manifestaba aún: sólo el apacible mar estaba y todo el espacio de los cielos.&lt;/p&gt;&lt;p&gt;No había nada que formase cuerpo, nada que asiese a otra cosa, nada que se meciese, que hiciese el más leve roce, que hiciese el menor ruido en el cielo.&lt;/p&gt;</text:p>
          </table:table-cell>
          <table:table-cell table:style-name="ce2" office:value-type="string" calcext:value-type="string">
            <text:p>../assets/img/Popol_Vuh_Morel.jpg</text:p>
          </table:table-cell>
          <table:table-cell table:number-columns-repeated="20" table:style-name="ce2" office:value-type="string" calcext:value-type="string">
            <text:p> </text:p>
          </table:table-cell>
          <table:table-cell table:style-name="ce2" office:value-type="float" office:value="1926" calcext:value-type="float">
            <text:p>1926</text:p>
          </table:table-cell>
          <table:table-cell table:number-columns-repeated="28" table:style-name="ce2" office:value-type="string" calcext:value-type="string">
            <text:p> </text:p>
          </table:table-cell>
        </table:table-row>
        <table:table-row table:style-name="ro2">
          <table:table-cell table:style-name="ce2" office:value-type="string" calcext:value-type="string">
            <text:p> </text:p>
          </table:table-cell>
          <table:table-cell table:style-name="ce2" office:value-type="string" calcext:value-type="string">
            <text:p>book</text:p>
          </table:table-cell>
          <table:table-cell table:style-name="ce2" office:value-type="string" calcext:value-type="string">
            <text:p> </text:p>
          </table:table-cell>
          <table:table-cell table:style-name="ce2" office:value-type="string" calcext:value-type="string">
            <text:p>Francisca Josefa de la Concepción del Castillo</text:p>
          </table:table-cell>
          <table:table-cell table:style-name="ce2" office:value-type="string" calcext:value-type="string">
            <text:p>Sentimientos espirituales</text:p>
          </table:table-cell>
          <table:table-cell table:number-columns-repeated="4" table:style-name="ce2" office:value-type="string" calcext:value-type="string">
            <text:p> </text:p>
          </table:table-cell>
          <table:table-cell table:style-name="ce2" office:value-type="string" calcext:value-type="string">
            <text:p>https://ia601508.us.archive.org/4/items/sentimientos-espirituales-francisca-josefa/Sentimientos%20espirituales%20-%20Francisca%20Josefa.pdf</text:p>
          </table:table-cell>
          <table:table-cell table:number-columns-repeated="17" table:style-name="ce2" office:value-type="string" calcext:value-type="string">
            <text:p> </text:p>
          </table:table-cell>
          <table:table-cell table:style-name="ce2" office:value-type="string" calcext:value-type="string">
            <text:p>Santa Fe de Bogotá</text:p>
          </table:table-cell>
          <table:table-cell table:style-name="ce2" office:value-type="string" calcext:value-type="string">
            <text:p>es</text:p>
          </table:table-cell>
          <table:table-cell table:number-columns-repeated="2" table:style-name="ce2" office:value-type="string" calcext:value-type="string">
            <text:p> </text:p>
          </table:table-cell>
          <table:table-cell table:style-name="ce2" office:value-type="string" calcext:value-type="string">
            <text:p>Biblioteca Digital del Patrimonio Iberoamericano</text:p>
          </table:table-cell>
          <table:table-cell table:style-name="ce2" office:value-type="string" calcext:value-type="string">
            <text:p>http://www.iberoamericadigital.net</text:p>
          </table:table-cell>
          <table:table-cell table:style-name="ce2" office:value-type="string" calcext:value-type="string">
            <text:p>http://www.worldcat.org/oclc/55322225</text:p>
          </table:table-cell>
          <table:table-cell table:style-name="ce2" office:value-type="string" calcext:value-type="string">
            <text:p> </text:p>
          </table:table-cell>
          <table:table-cell table:style-name="ce2" office:value-type="string" calcext:value-type="string">
            <text:p>{ “book” : {“genre”: “”}, “author”: {“country”: “”} }</text:p>
          </table:table-cell>
          <table:table-cell table:style-name="ce2" office:value-type="string" calcext:value-type="string">
            <text:p>&lt;p&gt;Estando con grande aflicción, le pareció entender esto; al alma, cuanto me cuestas: como palabras dichas con grande amor; y le representaba lo que había hecho, y sufrido por ella, su amantísimo esposo. Sintiendo aquellas ansias de darle el alma, y el corazón á nuestro Señor, entendía: ¿qué tuve yo que no te diera? ¿cuantas veces te entrego mi cuerpo, mi pecho y mi corazón? ¿no es tuyo cuando lo comes? ¿no lo tienes en tu mismo pecho y corazón? no quedo todo unido á ti; no bebes allí mi sangre; no tienes mi alma.&lt;/p&gt;</text:p>
          </table:table-cell>
          <table:table-cell table:style-name="ce2" office:value-type="string" calcext:value-type="string">
            <text:p>../assets/img/francisca_josefa_sentimientos.jpg</text:p>
          </table:table-cell>
          <table:table-cell table:number-columns-repeated="20" table:style-name="ce2" office:value-type="string" calcext:value-type="string">
            <text:p> </text:p>
          </table:table-cell>
          <table:table-cell table:style-name="ce2" office:value-type="float" office:value="1843" calcext:value-type="float">
            <text:p>1843</text:p>
          </table:table-cell>
          <table:table-cell table:number-columns-repeated="28" table:style-name="ce2" office:value-type="string" calcext:value-type="string">
            <text:p> </text:p>
          </table:table-cell>
        </table:table-row>
        <table:table-row table:style-name="ro2" table:number-rows-repeated="1048553">
          <table:table-cell table:number-columns-repeated="87"/>
        </table:table-row>
        <table:table-row table:style-name="ro2">
          <table:table-cell table:number-columns-repeated="8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A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5">00/00/0000</text:date>, <text:time style:data-style-name="N2" text:time-value="17:37:34.703015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5T15:27:10.926175800</meta:creation-date>
    <dc:date>2026-01-15T18:08:51.784492200</dc:date>
    <meta:editing-duration>PT33M30S</meta:editing-duration>
    <meta:editing-cycles>2</meta:editing-cycles>
    <meta:generator>LibreOffice/25.2.7.2$Windows_X86_64 LibreOffice_project/5cbfd1ab6520636bb5f7b99185aa69bd7456825d</meta:generator>
    <meta:document-statistic meta:table-count="2" meta:cell-count="4611" meta:object-count="0"/>
  </office:meta>
</office:document-meta>
</file>